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Module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6.67mm"/>
    </style:style>
    <style:style style:name="co4" style:family="table-column">
      <style:table-column-properties fo:break-before="auto" style:column-width="17.18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4.32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16.03mm"/>
    </style:style>
    <style:style style:name="co9" style:family="table-column">
      <style:table-column-properties fo:break-before="auto" style:column-width="18.61mm"/>
    </style:style>
    <style:style style:name="co10" style:family="table-column">
      <style:table-column-properties fo:break-before="auto" style:column-width="17.76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23.28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4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fo:min-height="9.79mm" fo:min-width="23.03mm" fo:padding-top="0.76mm" fo:padding-bottom="0mm" fo:padding-left="0.76mm" fo:padding-right="0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1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nua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ptember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number-columns-repeated="6" table:default-cell-style-name="ce10"/>
        <table:table-column table:style-name="co7" table:default-cell-style-name="ce10"/>
        <table:table-column table:style-name="co6" table:number-columns-repeated="2" table:default-cell-style-name="ce10"/>
        <table:table-column table:style-name="co5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6" table:default-cell-style-name="ce10"/>
        <table:table-column table:style-name="co10" table:default-cell-style-name="ce10"/>
        <table:table-column table:style-name="co4" table:default-cell-style-name="ce10"/>
        <table:table-column table:style-name="co6" table:number-columns-repeated="7" table:default-cell-style-name="ce10"/>
        <table:table-column table:style-name="co1" table:number-columns-repeated="995" table:default-cell-style-name="Default"/>
        <table:table-row table:style-name="ro2">
          <table:table-cell table:style-name="ce2" table:formula="of:=[$Sheet1.A1]&amp;&quot;年&quot;&amp;[$Sheet1.A3]&amp;&quot;至&quot;&amp;[$Sheet1.A5]&amp;&quot;月國人出國人數－按目的地、年齡別及性別分&#10;Outbound Departures of Nationals of the Republic of China by Destination/Age/Gender, &quot;&amp;[$Sheet1.A4]&amp;&quot;-&quot;&amp;[$Sheet1.A6]&amp;&quot;, &quot;&amp;[$Sheet1.A1]+1911" office:value-type="string" office:string-value="104年1至9月國人出國人數－按目的地、年齡別及性別分&#10;Outbound Departures of Nationals of the Republic of China by Destination/Age/Gender, January-September, 2015" calcext:value-type="string" table:number-columns-spanned="29" table:number-rows-spanned="1">
            <text:p>104年1至9月國人出國人數－按目的地、年齡別及性別分</text:p>
            <text:p>Outbound Departures of Nationals of the Republic of China by Destination/Age/Gender, January-September, 2015</text:p>
          </table:table-cell>
          <table:covered-table-cell table:number-columns-repeated="26" table:style-name="ce11"/>
          <table:covered-table-cell table:style-name="ce11">
            <draw:custom-shape table:end-cell-address="Sheet3.AC1" table:end-x="13.19mm" table:end-y="22.46mm" draw:z-index="0" draw:name="Text Box 9" draw:style-name="gr1" draw:text-style-name="P2" svg:width="23.79mm" svg:height="10.55mm" svg:x="3.73mm" svg:y="11.91mm">
              <text:p text:style-name="P1"><text:span text:style-name="T1">單位</text:span><text:span text:style-name="T1">:</text:span><text:span text:style-name="T1">人次</text:span></text:p>
              <text:p text:style-name="P1"><text:span text:style-name="T1">Unit: Persons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style-name="ce11"/>
          <table:table-cell table:number-columns-repeated="995"/>
        </table:table-row>
        <table:table-row table:style-name="ro3">
          <table:table-cell table:style-name="ce3" office:value-type="string" calcext:value-type="string" table:number-columns-spanned="2" table:number-rows-spanned="2">
            <text:p>首站抵達地</text:p>
            <text:p><text:span text:style-name="T2">First Destination</text:span>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總計</text:p>
            <text:p><text:span text:style-name="T2">Total</text:span></text:p>
          </table:table-cell>
          <table:covered-table-cell table:style-name="ce18"/>
          <table:covered-table-cell table:style-name="ce19"/>
          <table:table-cell table:style-name="ce20" office:value-type="string" calcext:value-type="string" table:number-columns-spanned="3" table:number-rows-spanned="1">
            <text:p>12歲以下</text:p>
            <text:p>12 years old and Under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13至19歲</text:p>
            <text:p>13-1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20至29歲</text:p>
            <text:p>20-2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30至39歲</text:p>
            <text:p>30-3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40至49歲</text:p>
            <text:p>40-4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50至59歲</text:p>
            <text:p>50-5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60至65歲</text:p>
            <text:p>60-65 years old</text:p>
          </table:table-cell>
          <table:covered-table-cell table:style-name="ce21"/>
          <table:covered-table-cell table:style-name="ce22"/>
          <table:table-cell table:style-name="ce20" office:value-type="string" calcext:value-type="string" table:number-columns-spanned="3" table:number-rows-spanned="1">
            <text:p>66歲以上</text:p>
            <text:p>66 years old and Over</text:p>
          </table:table-cell>
          <table:covered-table-cell table:style-name="ce21"/>
          <table:covered-table-cell table:style-name="ce22"/>
          <table:table-cell table:number-columns-repeated="995"/>
        </table:table-row>
        <table:table-row table:style-name="ro4">
          <table:covered-table-cell table:number-columns-repeated="2" table:style-name="ce3"/>
          <table:table-cell table:style-name="ce3" office:value-type="string" calcext:value-type="string">
            <text:p>總計</text:p>
            <text:p>Total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16">
            <text:p>亞洲地區</text:p>
          </table:table-cell>
          <table:table-cell table:style-name="ce12" office:value-type="string" calcext:value-type="string">
            <text:p>香港 Hong Kong</text:p>
          </table:table-cell>
          <table:table-cell table:style-name="ce15" table:formula="of:=[.D4]+[.E4]" office:value-type="float" office:value="1513255" calcext:value-type="float">
            <text:p>1,513,255 </text:p>
          </table:table-cell>
          <table:table-cell table:style-name="ce15" office:value-type="float" office:value="841476" calcext:value-type="float">
            <text:p>841,476 </text:p>
          </table:table-cell>
          <table:table-cell table:style-name="ce15" office:value-type="float" office:value="671779" calcext:value-type="float">
            <text:p>671,779 </text:p>
          </table:table-cell>
          <table:table-cell table:style-name="ce15" table:formula="of:=[.G4]+[.H4]" office:value-type="float" office:value="78740" calcext:value-type="float">
            <text:p>78,740 </text:p>
          </table:table-cell>
          <table:table-cell table:style-name="ce15" office:value-type="float" office:value="39496" calcext:value-type="float">
            <text:p>39,496 </text:p>
          </table:table-cell>
          <table:table-cell table:style-name="ce15" office:value-type="float" office:value="39244" calcext:value-type="float">
            <text:p>39,244 </text:p>
          </table:table-cell>
          <table:table-cell table:style-name="ce15" table:formula="of:=[.J4]+[.K4]" office:value-type="float" office:value="54451" calcext:value-type="float">
            <text:p>54,451 </text:p>
          </table:table-cell>
          <table:table-cell table:style-name="ce15" office:value-type="float" office:value="24541" calcext:value-type="float">
            <text:p>24,541 </text:p>
          </table:table-cell>
          <table:table-cell table:style-name="ce15" office:value-type="float" office:value="29910" calcext:value-type="float">
            <text:p>29,910 </text:p>
          </table:table-cell>
          <table:table-cell table:style-name="ce15" table:formula="of:=[.M4]+[.N4]" office:value-type="float" office:value="212802" calcext:value-type="float">
            <text:p>212,802 </text:p>
          </table:table-cell>
          <table:table-cell table:style-name="ce15" office:value-type="float" office:value="85361" calcext:value-type="float">
            <text:p>85,361 </text:p>
          </table:table-cell>
          <table:table-cell table:style-name="ce15" office:value-type="float" office:value="127441" calcext:value-type="float">
            <text:p>127,441 </text:p>
          </table:table-cell>
          <table:table-cell table:style-name="ce15" table:formula="of:=[.P4]+[.Q4]" office:value-type="float" office:value="372383" calcext:value-type="float">
            <text:p>372,383 </text:p>
          </table:table-cell>
          <table:table-cell table:style-name="ce15" office:value-type="float" office:value="204409" calcext:value-type="float">
            <text:p>204,409 </text:p>
          </table:table-cell>
          <table:table-cell table:style-name="ce15" office:value-type="float" office:value="167974" calcext:value-type="float">
            <text:p>167,974 </text:p>
          </table:table-cell>
          <table:table-cell table:style-name="ce15" table:formula="of:=[.S4]+[.T4]" office:value-type="float" office:value="343639" calcext:value-type="float">
            <text:p>343,639 </text:p>
          </table:table-cell>
          <table:table-cell table:style-name="ce15" office:value-type="float" office:value="210664" calcext:value-type="float">
            <text:p>210,664 </text:p>
          </table:table-cell>
          <table:table-cell table:style-name="ce15" office:value-type="float" office:value="132975" calcext:value-type="float">
            <text:p>132,975 </text:p>
          </table:table-cell>
          <table:table-cell table:style-name="ce15" table:formula="of:=[.V4]+[.W4]" office:value-type="float" office:value="276597" calcext:value-type="float">
            <text:p>276,597 </text:p>
          </table:table-cell>
          <table:table-cell table:style-name="ce15" office:value-type="float" office:value="171142" calcext:value-type="float">
            <text:p>171,142 </text:p>
          </table:table-cell>
          <table:table-cell table:style-name="ce15" office:value-type="float" office:value="105455" calcext:value-type="float">
            <text:p>105,455 </text:p>
          </table:table-cell>
          <table:table-cell table:style-name="ce15" table:formula="of:=[.Y4]+[.Z4]" office:value-type="float" office:value="107201" calcext:value-type="float">
            <text:p>107,201 </text:p>
          </table:table-cell>
          <table:table-cell table:style-name="ce15" office:value-type="float" office:value="65336" calcext:value-type="float">
            <text:p>65,336 </text:p>
          </table:table-cell>
          <table:table-cell table:style-name="ce15" office:value-type="float" office:value="41865" calcext:value-type="float">
            <text:p>41,865 </text:p>
          </table:table-cell>
          <table:table-cell table:style-name="ce15" table:formula="of:=[.AB4]+[.AC4]" office:value-type="float" office:value="67442" calcext:value-type="float">
            <text:p>67,442 </text:p>
          </table:table-cell>
          <table:table-cell table:style-name="ce15" office:value-type="float" office:value="40527" calcext:value-type="float">
            <text:p>40,527 </text:p>
          </table:table-cell>
          <table:table-cell table:style-name="ce15" office:value-type="float" office:value="26915" calcext:value-type="float">
            <text:p>26,915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大陸 Mainland China</text:p>
          </table:table-cell>
          <table:table-cell table:style-name="ce15" table:formula="of:=[.D5]+[.E5]" office:value-type="float" office:value="2542115" calcext:value-type="float">
            <text:p>2,542,115 </text:p>
          </table:table-cell>
          <table:table-cell table:style-name="ce15" office:value-type="float" office:value="1602485" calcext:value-type="float">
            <text:p>1,602,485 </text:p>
          </table:table-cell>
          <table:table-cell table:style-name="ce15" office:value-type="float" office:value="939630" calcext:value-type="float">
            <text:p>939,630 </text:p>
          </table:table-cell>
          <table:table-cell table:style-name="ce15" table:formula="of:=[.G5]+[.H5]" office:value-type="float" office:value="118613" calcext:value-type="float">
            <text:p>118,613 </text:p>
          </table:table-cell>
          <table:table-cell table:style-name="ce15" office:value-type="float" office:value="61555" calcext:value-type="float">
            <text:p>61,555 </text:p>
          </table:table-cell>
          <table:table-cell table:style-name="ce15" office:value-type="float" office:value="57058" calcext:value-type="float">
            <text:p>57,058 </text:p>
          </table:table-cell>
          <table:table-cell table:style-name="ce15" table:formula="of:=[.J5]+[.K5]" office:value-type="float" office:value="66478" calcext:value-type="float">
            <text:p>66,478 </text:p>
          </table:table-cell>
          <table:table-cell table:style-name="ce15" office:value-type="float" office:value="33744" calcext:value-type="float">
            <text:p>33,744 </text:p>
          </table:table-cell>
          <table:table-cell table:style-name="ce15" office:value-type="float" office:value="32734" calcext:value-type="float">
            <text:p>32,734 </text:p>
          </table:table-cell>
          <table:table-cell table:style-name="ce15" table:formula="of:=[.M5]+[.N5]" office:value-type="float" office:value="185557" calcext:value-type="float">
            <text:p>185,557 </text:p>
          </table:table-cell>
          <table:table-cell table:style-name="ce15" office:value-type="float" office:value="96054" calcext:value-type="float">
            <text:p>96,054 </text:p>
          </table:table-cell>
          <table:table-cell table:style-name="ce15" office:value-type="float" office:value="89503" calcext:value-type="float">
            <text:p>89,503 </text:p>
          </table:table-cell>
          <table:table-cell table:style-name="ce15" table:formula="of:=[.P5]+[.Q5]" office:value-type="float" office:value="462465" calcext:value-type="float">
            <text:p>462,465 </text:p>
          </table:table-cell>
          <table:table-cell table:style-name="ce15" office:value-type="float" office:value="296168" calcext:value-type="float">
            <text:p>296,168 </text:p>
          </table:table-cell>
          <table:table-cell table:style-name="ce15" office:value-type="float" office:value="166297" calcext:value-type="float">
            <text:p>166,297 </text:p>
          </table:table-cell>
          <table:table-cell table:style-name="ce15" table:formula="of:=[.S5]+[.T5]" office:value-type="float" office:value="617382" calcext:value-type="float">
            <text:p>617,382 </text:p>
          </table:table-cell>
          <table:table-cell table:style-name="ce15" office:value-type="float" office:value="404325" calcext:value-type="float">
            <text:p>404,325 </text:p>
          </table:table-cell>
          <table:table-cell table:style-name="ce15" office:value-type="float" office:value="213057" calcext:value-type="float">
            <text:p>213,057 </text:p>
          </table:table-cell>
          <table:table-cell table:style-name="ce15" table:formula="of:=[.V5]+[.W5]" office:value-type="float" office:value="628543" calcext:value-type="float">
            <text:p>628,543 </text:p>
          </table:table-cell>
          <table:table-cell table:style-name="ce15" office:value-type="float" office:value="411037" calcext:value-type="float">
            <text:p>411,037 </text:p>
          </table:table-cell>
          <table:table-cell table:style-name="ce15" office:value-type="float" office:value="217506" calcext:value-type="float">
            <text:p>217,506 </text:p>
          </table:table-cell>
          <table:table-cell table:style-name="ce15" table:formula="of:=[.Y5]+[.Z5]" office:value-type="float" office:value="263550" calcext:value-type="float">
            <text:p>263,550 </text:p>
          </table:table-cell>
          <table:table-cell table:style-name="ce15" office:value-type="float" office:value="170491" calcext:value-type="float">
            <text:p>170,491 </text:p>
          </table:table-cell>
          <table:table-cell table:style-name="ce15" office:value-type="float" office:value="93059" calcext:value-type="float">
            <text:p>93,059 </text:p>
          </table:table-cell>
          <table:table-cell table:style-name="ce15" table:formula="of:=[.AB5]+[.AC5]" office:value-type="float" office:value="199527" calcext:value-type="float">
            <text:p>199,527 </text:p>
          </table:table-cell>
          <table:table-cell table:style-name="ce15" office:value-type="float" office:value="129111" calcext:value-type="float">
            <text:p>129,111 </text:p>
          </table:table-cell>
          <table:table-cell table:style-name="ce15" office:value-type="float" office:value="70416" calcext:value-type="float">
            <text:p>70,416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日本 Japan</text:p>
          </table:table-cell>
          <table:table-cell table:style-name="ce15" table:formula="of:=[.D6]+[.E6]" office:value-type="float" office:value="2863572" calcext:value-type="float">
            <text:p>2,863,572 </text:p>
          </table:table-cell>
          <table:table-cell table:style-name="ce15" office:value-type="float" office:value="1200460" calcext:value-type="float">
            <text:p>1,200,460 </text:p>
          </table:table-cell>
          <table:table-cell table:style-name="ce15" office:value-type="float" office:value="1663112" calcext:value-type="float">
            <text:p>1,663,112 </text:p>
          </table:table-cell>
          <table:table-cell table:style-name="ce15" table:formula="of:=[.G6]+[.H6]" office:value-type="float" office:value="248501" calcext:value-type="float">
            <text:p>248,501 </text:p>
          </table:table-cell>
          <table:table-cell table:style-name="ce15" office:value-type="float" office:value="124683" calcext:value-type="float">
            <text:p>124,683 </text:p>
          </table:table-cell>
          <table:table-cell table:style-name="ce15" office:value-type="float" office:value="123818" calcext:value-type="float">
            <text:p>123,818 </text:p>
          </table:table-cell>
          <table:table-cell table:style-name="ce15" table:formula="of:=[.J6]+[.K6]" office:value-type="float" office:value="169521" calcext:value-type="float">
            <text:p>169,521 </text:p>
          </table:table-cell>
          <table:table-cell table:style-name="ce15" office:value-type="float" office:value="77884" calcext:value-type="float">
            <text:p>77,884 </text:p>
          </table:table-cell>
          <table:table-cell table:style-name="ce15" office:value-type="float" office:value="91637" calcext:value-type="float">
            <text:p>91,637 </text:p>
          </table:table-cell>
          <table:table-cell table:style-name="ce15" table:formula="of:=[.M6]+[.N6]" office:value-type="float" office:value="472359" calcext:value-type="float">
            <text:p>472,359 </text:p>
          </table:table-cell>
          <table:table-cell table:style-name="ce15" office:value-type="float" office:value="179666" calcext:value-type="float">
            <text:p>179,666 </text:p>
          </table:table-cell>
          <table:table-cell table:style-name="ce15" office:value-type="float" office:value="292693" calcext:value-type="float">
            <text:p>292,693 </text:p>
          </table:table-cell>
          <table:table-cell table:style-name="ce15" table:formula="of:=[.P6]+[.Q6]" office:value-type="float" office:value="697527" calcext:value-type="float">
            <text:p>697,527 </text:p>
          </table:table-cell>
          <table:table-cell table:style-name="ce15" office:value-type="float" office:value="293370" calcext:value-type="float">
            <text:p>293,370 </text:p>
          </table:table-cell>
          <table:table-cell table:style-name="ce15" office:value-type="float" office:value="404157" calcext:value-type="float">
            <text:p>404,157 </text:p>
          </table:table-cell>
          <table:table-cell table:style-name="ce15" table:formula="of:=[.S6]+[.T6]" office:value-type="float" office:value="521566" calcext:value-type="float">
            <text:p>521,566 </text:p>
          </table:table-cell>
          <table:table-cell table:style-name="ce15" office:value-type="float" office:value="216564" calcext:value-type="float">
            <text:p>216,564 </text:p>
          </table:table-cell>
          <table:table-cell table:style-name="ce15" office:value-type="float" office:value="305002" calcext:value-type="float">
            <text:p>305,002 </text:p>
          </table:table-cell>
          <table:table-cell table:style-name="ce15" table:formula="of:=[.V6]+[.W6]" office:value-type="float" office:value="403867" calcext:value-type="float">
            <text:p>403,867 </text:p>
          </table:table-cell>
          <table:table-cell table:style-name="ce15" office:value-type="float" office:value="159176" calcext:value-type="float">
            <text:p>159,176 </text:p>
          </table:table-cell>
          <table:table-cell table:style-name="ce15" office:value-type="float" office:value="244691" calcext:value-type="float">
            <text:p>244,691 </text:p>
          </table:table-cell>
          <table:table-cell table:style-name="ce15" table:formula="of:=[.Y6]+[.Z6]" office:value-type="float" office:value="184395" calcext:value-type="float">
            <text:p>184,395 </text:p>
          </table:table-cell>
          <table:table-cell table:style-name="ce15" office:value-type="float" office:value="75210" calcext:value-type="float">
            <text:p>75,210 </text:p>
          </table:table-cell>
          <table:table-cell table:style-name="ce15" office:value-type="float" office:value="109185" calcext:value-type="float">
            <text:p>109,185 </text:p>
          </table:table-cell>
          <table:table-cell table:style-name="ce15" table:formula="of:=[.AB6]+[.AC6]" office:value-type="float" office:value="165836" calcext:value-type="float">
            <text:p>165,836 </text:p>
          </table:table-cell>
          <table:table-cell table:style-name="ce15" office:value-type="float" office:value="73907" calcext:value-type="float">
            <text:p>73,907 </text:p>
          </table:table-cell>
          <table:table-cell table:style-name="ce15" office:value-type="float" office:value="91929" calcext:value-type="float">
            <text:p>91,929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韓國 Korea,Republic of</text:p>
          </table:table-cell>
          <table:table-cell table:style-name="ce15" table:formula="of:=[.D7]+[.E7]" office:value-type="float" office:value="359656" calcext:value-type="float">
            <text:p>359,656 </text:p>
          </table:table-cell>
          <table:table-cell table:style-name="ce15" office:value-type="float" office:value="121428" calcext:value-type="float">
            <text:p>121,428 </text:p>
          </table:table-cell>
          <table:table-cell table:style-name="ce15" office:value-type="float" office:value="238228" calcext:value-type="float">
            <text:p>238,228 </text:p>
          </table:table-cell>
          <table:table-cell table:style-name="ce15" table:formula="of:=[.G7]+[.H7]" office:value-type="float" office:value="18942" calcext:value-type="float">
            <text:p>18,942 </text:p>
          </table:table-cell>
          <table:table-cell table:style-name="ce15" office:value-type="float" office:value="9359" calcext:value-type="float">
            <text:p>9,359 </text:p>
          </table:table-cell>
          <table:table-cell table:style-name="ce15" office:value-type="float" office:value="9583" calcext:value-type="float">
            <text:p>9,583 </text:p>
          </table:table-cell>
          <table:table-cell table:style-name="ce15" table:formula="of:=[.J7]+[.K7]" office:value-type="float" office:value="18787" calcext:value-type="float">
            <text:p>18,787 </text:p>
          </table:table-cell>
          <table:table-cell table:style-name="ce15" office:value-type="float" office:value="6486" calcext:value-type="float">
            <text:p>6,486 </text:p>
          </table:table-cell>
          <table:table-cell table:style-name="ce15" office:value-type="float" office:value="12301" calcext:value-type="float">
            <text:p>12,301 </text:p>
          </table:table-cell>
          <table:table-cell table:style-name="ce15" table:formula="of:=[.M7]+[.N7]" office:value-type="float" office:value="78958" calcext:value-type="float">
            <text:p>78,958 </text:p>
          </table:table-cell>
          <table:table-cell table:style-name="ce15" office:value-type="float" office:value="19441" calcext:value-type="float">
            <text:p>19,441 </text:p>
          </table:table-cell>
          <table:table-cell table:style-name="ce15" office:value-type="float" office:value="59517" calcext:value-type="float">
            <text:p>59,517 </text:p>
          </table:table-cell>
          <table:table-cell table:style-name="ce15" table:formula="of:=[.P7]+[.Q7]" office:value-type="float" office:value="103659" calcext:value-type="float">
            <text:p>103,659 </text:p>
          </table:table-cell>
          <table:table-cell table:style-name="ce15" office:value-type="float" office:value="32650" calcext:value-type="float">
            <text:p>32,650 </text:p>
          </table:table-cell>
          <table:table-cell table:style-name="ce15" office:value-type="float" office:value="71009" calcext:value-type="float">
            <text:p>71,009 </text:p>
          </table:table-cell>
          <table:table-cell table:style-name="ce15" table:formula="of:=[.S7]+[.T7]" office:value-type="float" office:value="66598" calcext:value-type="float">
            <text:p>66,598 </text:p>
          </table:table-cell>
          <table:table-cell table:style-name="ce15" office:value-type="float" office:value="24938" calcext:value-type="float">
            <text:p>24,938 </text:p>
          </table:table-cell>
          <table:table-cell table:style-name="ce15" office:value-type="float" office:value="41660" calcext:value-type="float">
            <text:p>41,660 </text:p>
          </table:table-cell>
          <table:table-cell table:style-name="ce15" table:formula="of:=[.V7]+[.W7]" office:value-type="float" office:value="43117" calcext:value-type="float">
            <text:p>43,117 </text:p>
          </table:table-cell>
          <table:table-cell table:style-name="ce15" office:value-type="float" office:value="16436" calcext:value-type="float">
            <text:p>16,436 </text:p>
          </table:table-cell>
          <table:table-cell table:style-name="ce15" office:value-type="float" office:value="26681" calcext:value-type="float">
            <text:p>26,681 </text:p>
          </table:table-cell>
          <table:table-cell table:style-name="ce15" table:formula="of:=[.Y7]+[.Z7]" office:value-type="float" office:value="16482" calcext:value-type="float">
            <text:p>16,482 </text:p>
          </table:table-cell>
          <table:table-cell table:style-name="ce15" office:value-type="float" office:value="6457" calcext:value-type="float">
            <text:p>6,457 </text:p>
          </table:table-cell>
          <table:table-cell table:style-name="ce15" office:value-type="float" office:value="10025" calcext:value-type="float">
            <text:p>10,025 </text:p>
          </table:table-cell>
          <table:table-cell table:style-name="ce15" table:formula="of:=[.AB7]+[.AC7]" office:value-type="float" office:value="13113" calcext:value-type="float">
            <text:p>13,113 </text:p>
          </table:table-cell>
          <table:table-cell table:style-name="ce15" office:value-type="float" office:value="5661" calcext:value-type="float">
            <text:p>5,661 </text:p>
          </table:table-cell>
          <table:table-cell table:style-name="ce15" office:value-type="float" office:value="7452" calcext:value-type="float">
            <text:p>7,45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新加坡 Singapore</text:p>
          </table:table-cell>
          <table:table-cell table:style-name="ce15" table:formula="of:=[.D8]+[.E8]" office:value-type="float" office:value="253110" calcext:value-type="float">
            <text:p>253,110 </text:p>
          </table:table-cell>
          <table:table-cell table:style-name="ce15" office:value-type="float" office:value="114832" calcext:value-type="float">
            <text:p>114,832 </text:p>
          </table:table-cell>
          <table:table-cell table:style-name="ce15" office:value-type="float" office:value="138278" calcext:value-type="float">
            <text:p>138,278 </text:p>
          </table:table-cell>
          <table:table-cell table:style-name="ce15" table:formula="of:=[.G8]+[.H8]" office:value-type="float" office:value="21630" calcext:value-type="float">
            <text:p>21,630 </text:p>
          </table:table-cell>
          <table:table-cell table:style-name="ce15" office:value-type="float" office:value="11593" calcext:value-type="float">
            <text:p>11,593 </text:p>
          </table:table-cell>
          <table:table-cell table:style-name="ce15" office:value-type="float" office:value="10037" calcext:value-type="float">
            <text:p>10,037 </text:p>
          </table:table-cell>
          <table:table-cell table:style-name="ce15" table:formula="of:=[.J8]+[.K8]" office:value-type="float" office:value="13835" calcext:value-type="float">
            <text:p>13,835 </text:p>
          </table:table-cell>
          <table:table-cell table:style-name="ce15" office:value-type="float" office:value="6332" calcext:value-type="float">
            <text:p>6,332 </text:p>
          </table:table-cell>
          <table:table-cell table:style-name="ce15" office:value-type="float" office:value="7503" calcext:value-type="float">
            <text:p>7,503 </text:p>
          </table:table-cell>
          <table:table-cell table:style-name="ce15" table:formula="of:=[.M8]+[.N8]" office:value-type="float" office:value="50498" calcext:value-type="float">
            <text:p>50,498 </text:p>
          </table:table-cell>
          <table:table-cell table:style-name="ce15" office:value-type="float" office:value="17458" calcext:value-type="float">
            <text:p>17,458 </text:p>
          </table:table-cell>
          <table:table-cell table:style-name="ce15" office:value-type="float" office:value="33040" calcext:value-type="float">
            <text:p>33,040 </text:p>
          </table:table-cell>
          <table:table-cell table:style-name="ce15" table:formula="of:=[.P8]+[.Q8]" office:value-type="float" office:value="62923" calcext:value-type="float">
            <text:p>62,923 </text:p>
          </table:table-cell>
          <table:table-cell table:style-name="ce15" office:value-type="float" office:value="28301" calcext:value-type="float">
            <text:p>28,301 </text:p>
          </table:table-cell>
          <table:table-cell table:style-name="ce15" office:value-type="float" office:value="34622" calcext:value-type="float">
            <text:p>34,622 </text:p>
          </table:table-cell>
          <table:table-cell table:style-name="ce15" table:formula="of:=[.S8]+[.T8]" office:value-type="float" office:value="48916" calcext:value-type="float">
            <text:p>48,916 </text:p>
          </table:table-cell>
          <table:table-cell table:style-name="ce15" office:value-type="float" office:value="24089" calcext:value-type="float">
            <text:p>24,089 </text:p>
          </table:table-cell>
          <table:table-cell table:style-name="ce15" office:value-type="float" office:value="24827" calcext:value-type="float">
            <text:p>24,827 </text:p>
          </table:table-cell>
          <table:table-cell table:style-name="ce15" table:formula="of:=[.V8]+[.W8]" office:value-type="float" office:value="32569" calcext:value-type="float">
            <text:p>32,569 </text:p>
          </table:table-cell>
          <table:table-cell table:style-name="ce15" office:value-type="float" office:value="15978" calcext:value-type="float">
            <text:p>15,978 </text:p>
          </table:table-cell>
          <table:table-cell table:style-name="ce15" office:value-type="float" office:value="16591" calcext:value-type="float">
            <text:p>16,591 </text:p>
          </table:table-cell>
          <table:table-cell table:style-name="ce15" table:formula="of:=[.Y8]+[.Z8]" office:value-type="float" office:value="12670" calcext:value-type="float">
            <text:p>12,670 </text:p>
          </table:table-cell>
          <table:table-cell table:style-name="ce15" office:value-type="float" office:value="6163" calcext:value-type="float">
            <text:p>6,163 </text:p>
          </table:table-cell>
          <table:table-cell table:style-name="ce15" office:value-type="float" office:value="6507" calcext:value-type="float">
            <text:p>6,507 </text:p>
          </table:table-cell>
          <table:table-cell table:style-name="ce15" table:formula="of:=[.AB8]+[.AC8]" office:value-type="float" office:value="10069" calcext:value-type="float">
            <text:p>10,069 </text:p>
          </table:table-cell>
          <table:table-cell table:style-name="ce15" office:value-type="float" office:value="4918" calcext:value-type="float">
            <text:p>4,918 </text:p>
          </table:table-cell>
          <table:table-cell table:style-name="ce15" office:value-type="float" office:value="5151" calcext:value-type="float">
            <text:p>5,151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馬來西亞 Malaysia</text:p>
          </table:table-cell>
          <table:table-cell table:style-name="ce15" table:formula="of:=[.D9]+[.E9]" office:value-type="float" office:value="161459" calcext:value-type="float">
            <text:p>161,459 </text:p>
          </table:table-cell>
          <table:table-cell table:style-name="ce15" office:value-type="float" office:value="78638" calcext:value-type="float">
            <text:p>78,638 </text:p>
          </table:table-cell>
          <table:table-cell table:style-name="ce15" office:value-type="float" office:value="82821" calcext:value-type="float">
            <text:p>82,821 </text:p>
          </table:table-cell>
          <table:table-cell table:style-name="ce15" table:formula="of:=[.G9]+[.H9]" office:value-type="float" office:value="11917" calcext:value-type="float">
            <text:p>11,917 </text:p>
          </table:table-cell>
          <table:table-cell table:style-name="ce15" office:value-type="float" office:value="6373" calcext:value-type="float">
            <text:p>6,373 </text:p>
          </table:table-cell>
          <table:table-cell table:style-name="ce15" office:value-type="float" office:value="5544" calcext:value-type="float">
            <text:p>5,544 </text:p>
          </table:table-cell>
          <table:table-cell table:style-name="ce15" table:formula="of:=[.J9]+[.K9]" office:value-type="float" office:value="9228" calcext:value-type="float">
            <text:p>9,228 </text:p>
          </table:table-cell>
          <table:table-cell table:style-name="ce15" office:value-type="float" office:value="4564" calcext:value-type="float">
            <text:p>4,564 </text:p>
          </table:table-cell>
          <table:table-cell table:style-name="ce15" office:value-type="float" office:value="4664" calcext:value-type="float">
            <text:p>4,664 </text:p>
          </table:table-cell>
          <table:table-cell table:style-name="ce15" table:formula="of:=[.M9]+[.N9]" office:value-type="float" office:value="26010" calcext:value-type="float">
            <text:p>26,010 </text:p>
          </table:table-cell>
          <table:table-cell table:style-name="ce15" office:value-type="float" office:value="11097" calcext:value-type="float">
            <text:p>11,097 </text:p>
          </table:table-cell>
          <table:table-cell table:style-name="ce15" office:value-type="float" office:value="14913" calcext:value-type="float">
            <text:p>14,913 </text:p>
          </table:table-cell>
          <table:table-cell table:style-name="ce15" table:formula="of:=[.P9]+[.Q9]" office:value-type="float" office:value="35496" calcext:value-type="float">
            <text:p>35,496 </text:p>
          </table:table-cell>
          <table:table-cell table:style-name="ce15" office:value-type="float" office:value="16906" calcext:value-type="float">
            <text:p>16,906 </text:p>
          </table:table-cell>
          <table:table-cell table:style-name="ce15" office:value-type="float" office:value="18590" calcext:value-type="float">
            <text:p>18,590 </text:p>
          </table:table-cell>
          <table:table-cell table:style-name="ce15" table:formula="of:=[.S9]+[.T9]" office:value-type="float" office:value="33522" calcext:value-type="float">
            <text:p>33,522 </text:p>
          </table:table-cell>
          <table:table-cell table:style-name="ce15" office:value-type="float" office:value="16309" calcext:value-type="float">
            <text:p>16,309 </text:p>
          </table:table-cell>
          <table:table-cell table:style-name="ce15" office:value-type="float" office:value="17213" calcext:value-type="float">
            <text:p>17,213 </text:p>
          </table:table-cell>
          <table:table-cell table:style-name="ce15" table:formula="of:=[.V9]+[.W9]" office:value-type="float" office:value="26452" calcext:value-type="float">
            <text:p>26,452 </text:p>
          </table:table-cell>
          <table:table-cell table:style-name="ce15" office:value-type="float" office:value="13517" calcext:value-type="float">
            <text:p>13,517 </text:p>
          </table:table-cell>
          <table:table-cell table:style-name="ce15" office:value-type="float" office:value="12935" calcext:value-type="float">
            <text:p>12,935 </text:p>
          </table:table-cell>
          <table:table-cell table:style-name="ce15" table:formula="of:=[.Y9]+[.Z9]" office:value-type="float" office:value="10626" calcext:value-type="float">
            <text:p>10,626 </text:p>
          </table:table-cell>
          <table:table-cell table:style-name="ce15" office:value-type="float" office:value="5483" calcext:value-type="float">
            <text:p>5,483 </text:p>
          </table:table-cell>
          <table:table-cell table:style-name="ce15" office:value-type="float" office:value="5143" calcext:value-type="float">
            <text:p>5,143 </text:p>
          </table:table-cell>
          <table:table-cell table:style-name="ce15" table:formula="of:=[.AB9]+[.AC9]" office:value-type="float" office:value="8208" calcext:value-type="float">
            <text:p>8,208 </text:p>
          </table:table-cell>
          <table:table-cell table:style-name="ce15" office:value-type="float" office:value="4389" calcext:value-type="float">
            <text:p>4,389 </text:p>
          </table:table-cell>
          <table:table-cell table:style-name="ce15" office:value-type="float" office:value="3819" calcext:value-type="float">
            <text:p>3,819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泰國 Thailand</text:p>
          </table:table-cell>
          <table:table-cell table:style-name="ce15" table:formula="of:=[.D10]+[.E10]" office:value-type="float" office:value="482380" calcext:value-type="float">
            <text:p>482,380 </text:p>
          </table:table-cell>
          <table:table-cell table:style-name="ce15" office:value-type="float" office:value="226269" calcext:value-type="float">
            <text:p>226,269 </text:p>
          </table:table-cell>
          <table:table-cell table:style-name="ce15" office:value-type="float" office:value="256111" calcext:value-type="float">
            <text:p>256,111 </text:p>
          </table:table-cell>
          <table:table-cell table:style-name="ce15" table:formula="of:=[.G10]+[.H10]" office:value-type="float" office:value="23638" calcext:value-type="float">
            <text:p>23,638 </text:p>
          </table:table-cell>
          <table:table-cell table:style-name="ce15" office:value-type="float" office:value="12007" calcext:value-type="float">
            <text:p>12,007 </text:p>
          </table:table-cell>
          <table:table-cell table:style-name="ce15" office:value-type="float" office:value="11631" calcext:value-type="float">
            <text:p>11,631 </text:p>
          </table:table-cell>
          <table:table-cell table:style-name="ce15" table:formula="of:=[.J10]+[.K10]" office:value-type="float" office:value="21744" calcext:value-type="float">
            <text:p>21,744 </text:p>
          </table:table-cell>
          <table:table-cell table:style-name="ce15" office:value-type="float" office:value="9744" calcext:value-type="float">
            <text:p>9,744 </text:p>
          </table:table-cell>
          <table:table-cell table:style-name="ce15" office:value-type="float" office:value="12000" calcext:value-type="float">
            <text:p>12,000 </text:p>
          </table:table-cell>
          <table:table-cell table:style-name="ce15" table:formula="of:=[.M10]+[.N10]" office:value-type="float" office:value="107082" calcext:value-type="float">
            <text:p>107,082 </text:p>
          </table:table-cell>
          <table:table-cell table:style-name="ce15" office:value-type="float" office:value="44298" calcext:value-type="float">
            <text:p>44,298 </text:p>
          </table:table-cell>
          <table:table-cell table:style-name="ce15" office:value-type="float" office:value="62784" calcext:value-type="float">
            <text:p>62,784 </text:p>
          </table:table-cell>
          <table:table-cell table:style-name="ce15" table:formula="of:=[.P10]+[.Q10]" office:value-type="float" office:value="123829" calcext:value-type="float">
            <text:p>123,829 </text:p>
          </table:table-cell>
          <table:table-cell table:style-name="ce15" office:value-type="float" office:value="57385" calcext:value-type="float">
            <text:p>57,385 </text:p>
          </table:table-cell>
          <table:table-cell table:style-name="ce15" office:value-type="float" office:value="66444" calcext:value-type="float">
            <text:p>66,444 </text:p>
          </table:table-cell>
          <table:table-cell table:style-name="ce15" table:formula="of:=[.S10]+[.T10]" office:value-type="float" office:value="89188" calcext:value-type="float">
            <text:p>89,188 </text:p>
          </table:table-cell>
          <table:table-cell table:style-name="ce15" office:value-type="float" office:value="43538" calcext:value-type="float">
            <text:p>43,538 </text:p>
          </table:table-cell>
          <table:table-cell table:style-name="ce15" office:value-type="float" office:value="45650" calcext:value-type="float">
            <text:p>45,650 </text:p>
          </table:table-cell>
          <table:table-cell table:style-name="ce15" table:formula="of:=[.V10]+[.W10]" office:value-type="float" office:value="68309" calcext:value-type="float">
            <text:p>68,309 </text:p>
          </table:table-cell>
          <table:table-cell table:style-name="ce15" office:value-type="float" office:value="34088" calcext:value-type="float">
            <text:p>34,088 </text:p>
          </table:table-cell>
          <table:table-cell table:style-name="ce15" office:value-type="float" office:value="34221" calcext:value-type="float">
            <text:p>34,221 </text:p>
          </table:table-cell>
          <table:table-cell table:style-name="ce15" table:formula="of:=[.Y10]+[.Z10]" office:value-type="float" office:value="27885" calcext:value-type="float">
            <text:p>27,885 </text:p>
          </table:table-cell>
          <table:table-cell table:style-name="ce15" office:value-type="float" office:value="14217" calcext:value-type="float">
            <text:p>14,217 </text:p>
          </table:table-cell>
          <table:table-cell table:style-name="ce15" office:value-type="float" office:value="13668" calcext:value-type="float">
            <text:p>13,668 </text:p>
          </table:table-cell>
          <table:table-cell table:style-name="ce15" table:formula="of:=[.AB10]+[.AC10]" office:value-type="float" office:value="20705" calcext:value-type="float">
            <text:p>20,705 </text:p>
          </table:table-cell>
          <table:table-cell table:style-name="ce15" office:value-type="float" office:value="10992" calcext:value-type="float">
            <text:p>10,992 </text:p>
          </table:table-cell>
          <table:table-cell table:style-name="ce15" office:value-type="float" office:value="9713" calcext:value-type="float">
            <text:p>9,713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菲律賓 Philippines</text:p>
          </table:table-cell>
          <table:table-cell table:style-name="ce15" table:formula="of:=[.D11]+[.E11]" office:value-type="float" office:value="137893" calcext:value-type="float">
            <text:p>137,893 </text:p>
          </table:table-cell>
          <table:table-cell table:style-name="ce15" office:value-type="float" office:value="74770" calcext:value-type="float">
            <text:p>74,770 </text:p>
          </table:table-cell>
          <table:table-cell table:style-name="ce15" office:value-type="float" office:value="63123" calcext:value-type="float">
            <text:p>63,123 </text:p>
          </table:table-cell>
          <table:table-cell table:style-name="ce15" table:formula="of:=[.G11]+[.H11]" office:value-type="float" office:value="7068" calcext:value-type="float">
            <text:p>7,068 </text:p>
          </table:table-cell>
          <table:table-cell table:style-name="ce15" office:value-type="float" office:value="3838" calcext:value-type="float">
            <text:p>3,838 </text:p>
          </table:table-cell>
          <table:table-cell table:style-name="ce15" office:value-type="float" office:value="3230" calcext:value-type="float">
            <text:p>3,230 </text:p>
          </table:table-cell>
          <table:table-cell table:style-name="ce15" table:formula="of:=[.J11]+[.K11]" office:value-type="float" office:value="6532" calcext:value-type="float">
            <text:p>6,532 </text:p>
          </table:table-cell>
          <table:table-cell table:style-name="ce15" office:value-type="float" office:value="3213" calcext:value-type="float">
            <text:p>3,213 </text:p>
          </table:table-cell>
          <table:table-cell table:style-name="ce15" office:value-type="float" office:value="3319" calcext:value-type="float">
            <text:p>3,319 </text:p>
          </table:table-cell>
          <table:table-cell table:style-name="ce15" table:formula="of:=[.M11]+[.N11]" office:value-type="float" office:value="31895" calcext:value-type="float">
            <text:p>31,895 </text:p>
          </table:table-cell>
          <table:table-cell table:style-name="ce15" office:value-type="float" office:value="14258" calcext:value-type="float">
            <text:p>14,258 </text:p>
          </table:table-cell>
          <table:table-cell table:style-name="ce15" office:value-type="float" office:value="17637" calcext:value-type="float">
            <text:p>17,637 </text:p>
          </table:table-cell>
          <table:table-cell table:style-name="ce15" table:formula="of:=[.P11]+[.Q11]" office:value-type="float" office:value="35132" calcext:value-type="float">
            <text:p>35,132 </text:p>
          </table:table-cell>
          <table:table-cell table:style-name="ce15" office:value-type="float" office:value="18842" calcext:value-type="float">
            <text:p>18,842 </text:p>
          </table:table-cell>
          <table:table-cell table:style-name="ce15" office:value-type="float" office:value="16290" calcext:value-type="float">
            <text:p>16,290 </text:p>
          </table:table-cell>
          <table:table-cell table:style-name="ce15" table:formula="of:=[.S11]+[.T11]" office:value-type="float" office:value="26298" calcext:value-type="float">
            <text:p>26,298 </text:p>
          </table:table-cell>
          <table:table-cell table:style-name="ce15" office:value-type="float" office:value="15112" calcext:value-type="float">
            <text:p>15,112 </text:p>
          </table:table-cell>
          <table:table-cell table:style-name="ce15" office:value-type="float" office:value="11186" calcext:value-type="float">
            <text:p>11,186 </text:p>
          </table:table-cell>
          <table:table-cell table:style-name="ce15" table:formula="of:=[.V11]+[.W11]" office:value-type="float" office:value="19050" calcext:value-type="float">
            <text:p>19,050 </text:p>
          </table:table-cell>
          <table:table-cell table:style-name="ce15" office:value-type="float" office:value="11793" calcext:value-type="float">
            <text:p>11,793 </text:p>
          </table:table-cell>
          <table:table-cell table:style-name="ce15" office:value-type="float" office:value="7257" calcext:value-type="float">
            <text:p>7,257 </text:p>
          </table:table-cell>
          <table:table-cell table:style-name="ce15" table:formula="of:=[.Y11]+[.Z11]" office:value-type="float" office:value="7062" calcext:value-type="float">
            <text:p>7,062 </text:p>
          </table:table-cell>
          <table:table-cell table:style-name="ce15" office:value-type="float" office:value="4690" calcext:value-type="float">
            <text:p>4,690 </text:p>
          </table:table-cell>
          <table:table-cell table:style-name="ce15" office:value-type="float" office:value="2372" calcext:value-type="float">
            <text:p>2,372 </text:p>
          </table:table-cell>
          <table:table-cell table:style-name="ce15" table:formula="of:=[.AB11]+[.AC11]" office:value-type="float" office:value="4856" calcext:value-type="float">
            <text:p>4,856 </text:p>
          </table:table-cell>
          <table:table-cell table:style-name="ce15" office:value-type="float" office:value="3024" calcext:value-type="float">
            <text:p>3,024 </text:p>
          </table:table-cell>
          <table:table-cell table:style-name="ce15" office:value-type="float" office:value="1832" calcext:value-type="float">
            <text:p>1,83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印尼 Indonesia</text:p>
          </table:table-cell>
          <table:table-cell table:style-name="ce15" table:formula="of:=[.D12]+[.E12]" office:value-type="float" office:value="141258" calcext:value-type="float">
            <text:p>141,258 </text:p>
          </table:table-cell>
          <table:table-cell table:style-name="ce15" office:value-type="float" office:value="69641" calcext:value-type="float">
            <text:p>69,641 </text:p>
          </table:table-cell>
          <table:table-cell table:style-name="ce15" office:value-type="float" office:value="71617" calcext:value-type="float">
            <text:p>71,617 </text:p>
          </table:table-cell>
          <table:table-cell table:style-name="ce15" table:formula="of:=[.G12]+[.H12]" office:value-type="float" office:value="10201" calcext:value-type="float">
            <text:p>10,201 </text:p>
          </table:table-cell>
          <table:table-cell table:style-name="ce15" office:value-type="float" office:value="5164" calcext:value-type="float">
            <text:p>5,164 </text:p>
          </table:table-cell>
          <table:table-cell table:style-name="ce15" office:value-type="float" office:value="5037" calcext:value-type="float">
            <text:p>5,037 </text:p>
          </table:table-cell>
          <table:table-cell table:style-name="ce15" table:formula="of:=[.J12]+[.K12]" office:value-type="float" office:value="7277" calcext:value-type="float">
            <text:p>7,277 </text:p>
          </table:table-cell>
          <table:table-cell table:style-name="ce15" office:value-type="float" office:value="3387" calcext:value-type="float">
            <text:p>3,387 </text:p>
          </table:table-cell>
          <table:table-cell table:style-name="ce15" office:value-type="float" office:value="3890" calcext:value-type="float">
            <text:p>3,890 </text:p>
          </table:table-cell>
          <table:table-cell table:style-name="ce15" table:formula="of:=[.M12]+[.N12]" office:value-type="float" office:value="25936" calcext:value-type="float">
            <text:p>25,936 </text:p>
          </table:table-cell>
          <table:table-cell table:style-name="ce15" office:value-type="float" office:value="11076" calcext:value-type="float">
            <text:p>11,076 </text:p>
          </table:table-cell>
          <table:table-cell table:style-name="ce15" office:value-type="float" office:value="14860" calcext:value-type="float">
            <text:p>14,860 </text:p>
          </table:table-cell>
          <table:table-cell table:style-name="ce15" table:formula="of:=[.P12]+[.Q12]" office:value-type="float" office:value="37498" calcext:value-type="float">
            <text:p>37,498 </text:p>
          </table:table-cell>
          <table:table-cell table:style-name="ce15" office:value-type="float" office:value="17923" calcext:value-type="float">
            <text:p>17,923 </text:p>
          </table:table-cell>
          <table:table-cell table:style-name="ce15" office:value-type="float" office:value="19575" calcext:value-type="float">
            <text:p>19,575 </text:p>
          </table:table-cell>
          <table:table-cell table:style-name="ce15" table:formula="of:=[.S12]+[.T12]" office:value-type="float" office:value="27857" calcext:value-type="float">
            <text:p>27,857 </text:p>
          </table:table-cell>
          <table:table-cell table:style-name="ce15" office:value-type="float" office:value="13862" calcext:value-type="float">
            <text:p>13,862 </text:p>
          </table:table-cell>
          <table:table-cell table:style-name="ce15" office:value-type="float" office:value="13995" calcext:value-type="float">
            <text:p>13,995 </text:p>
          </table:table-cell>
          <table:table-cell table:style-name="ce15" table:formula="of:=[.V12]+[.W12]" office:value-type="float" office:value="19380" calcext:value-type="float">
            <text:p>19,380 </text:p>
          </table:table-cell>
          <table:table-cell table:style-name="ce15" office:value-type="float" office:value="10908" calcext:value-type="float">
            <text:p>10,908 </text:p>
          </table:table-cell>
          <table:table-cell table:style-name="ce15" office:value-type="float" office:value="8472" calcext:value-type="float">
            <text:p>8,472 </text:p>
          </table:table-cell>
          <table:table-cell table:style-name="ce15" table:formula="of:=[.Y12]+[.Z12]" office:value-type="float" office:value="7410" calcext:value-type="float">
            <text:p>7,410 </text:p>
          </table:table-cell>
          <table:table-cell table:style-name="ce15" office:value-type="float" office:value="4231" calcext:value-type="float">
            <text:p>4,231 </text:p>
          </table:table-cell>
          <table:table-cell table:style-name="ce15" office:value-type="float" office:value="3179" calcext:value-type="float">
            <text:p>3,179 </text:p>
          </table:table-cell>
          <table:table-cell table:style-name="ce15" table:formula="of:=[.AB12]+[.AC12]" office:value-type="float" office:value="5699" calcext:value-type="float">
            <text:p>5,699 </text:p>
          </table:table-cell>
          <table:table-cell table:style-name="ce15" office:value-type="float" office:value="3090" calcext:value-type="float">
            <text:p>3,090 </text:p>
          </table:table-cell>
          <table:table-cell table:style-name="ce15" office:value-type="float" office:value="2609" calcext:value-type="float">
            <text:p>2,609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汶淶 Brunei</text:p>
          </table:table-cell>
          <table:table-cell table:style-name="ce15" table:formula="of:=[.D13]+[.E13]" office:value-type="float" office:value="277" calcext:value-type="float">
            <text:p>277 </text:p>
          </table:table-cell>
          <table:table-cell table:style-name="ce15" office:value-type="float" office:value="124" calcext:value-type="float">
            <text:p>124 </text:p>
          </table:table-cell>
          <table:table-cell table:style-name="ce15" office:value-type="float" office:value="153" calcext:value-type="float">
            <text:p>153 </text:p>
          </table:table-cell>
          <table:table-cell table:style-name="ce15" table:formula="of:=[.G13]+[.H13]" office:value-type="float" office:value="9" calcext:value-type="float">
            <text:p>9 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3" calcext:value-type="float">
            <text:p>3 </text:p>
          </table:table-cell>
          <table:table-cell table:style-name="ce15" table:formula="of:=[.J13]+[.K13]" office:value-type="float" office:value="13" calcext:value-type="float">
            <text:p>13 </text:p>
          </table:table-cell>
          <table:table-cell table:style-name="ce15" office:value-type="float" office:value="4" calcext:value-type="float">
            <text:p>4 </text:p>
          </table:table-cell>
          <table:table-cell table:style-name="ce15" office:value-type="float" office:value="9" calcext:value-type="float">
            <text:p>9 </text:p>
          </table:table-cell>
          <table:table-cell table:style-name="ce15" table:formula="of:=[.M13]+[.N13]" office:value-type="float" office:value="28" calcext:value-type="float">
            <text:p>28 </text:p>
          </table:table-cell>
          <table:table-cell table:style-name="ce15" office:value-type="float" office:value="11" calcext:value-type="float">
            <text:p>11 </text:p>
          </table:table-cell>
          <table:table-cell table:style-name="ce15" office:value-type="float" office:value="17" calcext:value-type="float">
            <text:p>17 </text:p>
          </table:table-cell>
          <table:table-cell table:style-name="ce15" table:formula="of:=[.P13]+[.Q13]" office:value-type="float" office:value="38" calcext:value-type="float">
            <text:p>38 </text:p>
          </table:table-cell>
          <table:table-cell table:number-columns-repeated="2" table:style-name="ce15" office:value-type="float" office:value="19" calcext:value-type="float">
            <text:p>19 </text:p>
          </table:table-cell>
          <table:table-cell table:style-name="ce15" table:formula="of:=[.S13]+[.T13]" office:value-type="float" office:value="34" calcext:value-type="float">
            <text:p>34 </text:p>
          </table:table-cell>
          <table:table-cell table:style-name="ce15" office:value-type="float" office:value="14" calcext:value-type="float">
            <text:p>14 </text:p>
          </table:table-cell>
          <table:table-cell table:style-name="ce15" office:value-type="float" office:value="20" calcext:value-type="float">
            <text:p>20 </text:p>
          </table:table-cell>
          <table:table-cell table:style-name="ce15" table:formula="of:=[.V13]+[.W13]" office:value-type="float" office:value="72" calcext:value-type="float">
            <text:p>72 </text:p>
          </table:table-cell>
          <table:table-cell table:style-name="ce15" office:value-type="float" office:value="33" calcext:value-type="float">
            <text:p>33 </text:p>
          </table:table-cell>
          <table:table-cell table:style-name="ce15" office:value-type="float" office:value="39" calcext:value-type="float">
            <text:p>39 </text:p>
          </table:table-cell>
          <table:table-cell table:style-name="ce15" table:formula="of:=[.Y13]+[.Z13]" office:value-type="float" office:value="44" calcext:value-type="float">
            <text:p>44 </text:p>
          </table:table-cell>
          <table:table-cell table:style-name="ce15" office:value-type="float" office:value="19" calcext:value-type="float">
            <text:p>19 </text:p>
          </table:table-cell>
          <table:table-cell table:style-name="ce15" office:value-type="float" office:value="25" calcext:value-type="float">
            <text:p>25 </text:p>
          </table:table-cell>
          <table:table-cell table:style-name="ce15" table:formula="of:=[.AB13]+[.AC13]" office:value-type="float" office:value="39" calcext:value-type="float">
            <text:p>39 </text:p>
          </table:table-cell>
          <table:table-cell table:style-name="ce15" office:value-type="float" office:value="18" calcext:value-type="float">
            <text:p>18 </text:p>
          </table:table-cell>
          <table:table-cell table:style-name="ce15" office:value-type="float" office:value="21" calcext:value-type="float">
            <text:p>21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越南 Vietnam</text:p>
          </table:table-cell>
          <table:table-cell table:style-name="ce15" table:formula="of:=[.D14]+[.E14]" office:value-type="float" office:value="308233" calcext:value-type="float">
            <text:p>308,233 </text:p>
          </table:table-cell>
          <table:table-cell table:style-name="ce15" office:value-type="float" office:value="176783" calcext:value-type="float">
            <text:p>176,783 </text:p>
          </table:table-cell>
          <table:table-cell table:style-name="ce15" office:value-type="float" office:value="131450" calcext:value-type="float">
            <text:p>131,450 </text:p>
          </table:table-cell>
          <table:table-cell table:style-name="ce15" table:formula="of:=[.G14]+[.H14]" office:value-type="float" office:value="28223" calcext:value-type="float">
            <text:p>28,223 </text:p>
          </table:table-cell>
          <table:table-cell table:style-name="ce15" office:value-type="float" office:value="14468" calcext:value-type="float">
            <text:p>14,468 </text:p>
          </table:table-cell>
          <table:table-cell table:style-name="ce15" office:value-type="float" office:value="13755" calcext:value-type="float">
            <text:p>13,755 </text:p>
          </table:table-cell>
          <table:table-cell table:style-name="ce15" table:formula="of:=[.J14]+[.K14]" office:value-type="float" office:value="11437" calcext:value-type="float">
            <text:p>11,437 </text:p>
          </table:table-cell>
          <table:table-cell table:style-name="ce15" office:value-type="float" office:value="5415" calcext:value-type="float">
            <text:p>5,415 </text:p>
          </table:table-cell>
          <table:table-cell table:style-name="ce15" office:value-type="float" office:value="6022" calcext:value-type="float">
            <text:p>6,022 </text:p>
          </table:table-cell>
          <table:table-cell table:style-name="ce15" table:formula="of:=[.M14]+[.N14]" office:value-type="float" office:value="22328" calcext:value-type="float">
            <text:p>22,328 </text:p>
          </table:table-cell>
          <table:table-cell table:style-name="ce15" office:value-type="float" office:value="10567" calcext:value-type="float">
            <text:p>10,567 </text:p>
          </table:table-cell>
          <table:table-cell table:style-name="ce15" office:value-type="float" office:value="11761" calcext:value-type="float">
            <text:p>11,761 </text:p>
          </table:table-cell>
          <table:table-cell table:style-name="ce15" table:formula="of:=[.P14]+[.Q14]" office:value-type="float" office:value="77362" calcext:value-type="float">
            <text:p>77,362 </text:p>
          </table:table-cell>
          <table:table-cell table:style-name="ce15" office:value-type="float" office:value="33472" calcext:value-type="float">
            <text:p>33,472 </text:p>
          </table:table-cell>
          <table:table-cell table:style-name="ce15" office:value-type="float" office:value="43890" calcext:value-type="float">
            <text:p>43,890 </text:p>
          </table:table-cell>
          <table:table-cell table:style-name="ce15" table:formula="of:=[.S14]+[.T14]" office:value-type="float" office:value="63448" calcext:value-type="float">
            <text:p>63,448 </text:p>
          </table:table-cell>
          <table:table-cell table:style-name="ce15" office:value-type="float" office:value="40408" calcext:value-type="float">
            <text:p>40,408 </text:p>
          </table:table-cell>
          <table:table-cell table:style-name="ce15" office:value-type="float" office:value="23040" calcext:value-type="float">
            <text:p>23,040 </text:p>
          </table:table-cell>
          <table:table-cell table:style-name="ce15" table:formula="of:=[.V14]+[.W14]" office:value-type="float" office:value="63085" calcext:value-type="float">
            <text:p>63,085 </text:p>
          </table:table-cell>
          <table:table-cell table:style-name="ce15" office:value-type="float" office:value="43794" calcext:value-type="float">
            <text:p>43,794 </text:p>
          </table:table-cell>
          <table:table-cell table:style-name="ce15" office:value-type="float" office:value="19291" calcext:value-type="float">
            <text:p>19,291 </text:p>
          </table:table-cell>
          <table:table-cell table:style-name="ce15" table:formula="of:=[.Y14]+[.Z14]" office:value-type="float" office:value="25663" calcext:value-type="float">
            <text:p>25,663 </text:p>
          </table:table-cell>
          <table:table-cell table:style-name="ce15" office:value-type="float" office:value="17718" calcext:value-type="float">
            <text:p>17,718 </text:p>
          </table:table-cell>
          <table:table-cell table:style-name="ce15" office:value-type="float" office:value="7945" calcext:value-type="float">
            <text:p>7,945 </text:p>
          </table:table-cell>
          <table:table-cell table:style-name="ce15" table:formula="of:=[.AB14]+[.AC14]" office:value-type="float" office:value="16687" calcext:value-type="float">
            <text:p>16,687 </text:p>
          </table:table-cell>
          <table:table-cell table:style-name="ce15" office:value-type="float" office:value="10941" calcext:value-type="float">
            <text:p>10,941 </text:p>
          </table:table-cell>
          <table:table-cell table:style-name="ce15" office:value-type="float" office:value="5746" calcext:value-type="float">
            <text:p>5,746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澳門 Macao</text:p>
          </table:table-cell>
          <table:table-cell table:style-name="ce15" table:formula="of:=[.D15]+[.E15]" office:value-type="float" office:value="385860" calcext:value-type="float">
            <text:p>385,860 </text:p>
          </table:table-cell>
          <table:table-cell table:style-name="ce15" office:value-type="float" office:value="224323" calcext:value-type="float">
            <text:p>224,323 </text:p>
          </table:table-cell>
          <table:table-cell table:style-name="ce15" office:value-type="float" office:value="161537" calcext:value-type="float">
            <text:p>161,537 </text:p>
          </table:table-cell>
          <table:table-cell table:style-name="ce15" table:formula="of:=[.G15]+[.H15]" office:value-type="float" office:value="18799" calcext:value-type="float">
            <text:p>18,799 </text:p>
          </table:table-cell>
          <table:table-cell table:style-name="ce15" office:value-type="float" office:value="9644" calcext:value-type="float">
            <text:p>9,644 </text:p>
          </table:table-cell>
          <table:table-cell table:style-name="ce15" office:value-type="float" office:value="9155" calcext:value-type="float">
            <text:p>9,155 </text:p>
          </table:table-cell>
          <table:table-cell table:style-name="ce15" table:formula="of:=[.J15]+[.K15]" office:value-type="float" office:value="13307" calcext:value-type="float">
            <text:p>13,307 </text:p>
          </table:table-cell>
          <table:table-cell table:style-name="ce15" office:value-type="float" office:value="6120" calcext:value-type="float">
            <text:p>6,120 </text:p>
          </table:table-cell>
          <table:table-cell table:style-name="ce15" office:value-type="float" office:value="7187" calcext:value-type="float">
            <text:p>7,187 </text:p>
          </table:table-cell>
          <table:table-cell table:style-name="ce15" table:formula="of:=[.M15]+[.N15]" office:value-type="float" office:value="54390" calcext:value-type="float">
            <text:p>54,390 </text:p>
          </table:table-cell>
          <table:table-cell table:style-name="ce15" office:value-type="float" office:value="22433" calcext:value-type="float">
            <text:p>22,433 </text:p>
          </table:table-cell>
          <table:table-cell table:style-name="ce15" office:value-type="float" office:value="31957" calcext:value-type="float">
            <text:p>31,957 </text:p>
          </table:table-cell>
          <table:table-cell table:style-name="ce15" table:formula="of:=[.P15]+[.Q15]" office:value-type="float" office:value="90157" calcext:value-type="float">
            <text:p>90,157 </text:p>
          </table:table-cell>
          <table:table-cell table:style-name="ce15" office:value-type="float" office:value="50867" calcext:value-type="float">
            <text:p>50,867 </text:p>
          </table:table-cell>
          <table:table-cell table:style-name="ce15" office:value-type="float" office:value="39290" calcext:value-type="float">
            <text:p>39,290 </text:p>
          </table:table-cell>
          <table:table-cell table:style-name="ce15" table:formula="of:=[.S15]+[.T15]" office:value-type="float" office:value="85457" calcext:value-type="float">
            <text:p>85,457 </text:p>
          </table:table-cell>
          <table:table-cell table:style-name="ce15" office:value-type="float" office:value="53876" calcext:value-type="float">
            <text:p>53,876 </text:p>
          </table:table-cell>
          <table:table-cell table:style-name="ce15" office:value-type="float" office:value="31581" calcext:value-type="float">
            <text:p>31,581 </text:p>
          </table:table-cell>
          <table:table-cell table:style-name="ce15" table:formula="of:=[.V15]+[.W15]" office:value-type="float" office:value="74024" calcext:value-type="float">
            <text:p>74,024 </text:p>
          </table:table-cell>
          <table:table-cell table:style-name="ce15" office:value-type="float" office:value="48454" calcext:value-type="float">
            <text:p>48,454 </text:p>
          </table:table-cell>
          <table:table-cell table:style-name="ce15" office:value-type="float" office:value="25570" calcext:value-type="float">
            <text:p>25,570 </text:p>
          </table:table-cell>
          <table:table-cell table:style-name="ce15" table:formula="of:=[.Y15]+[.Z15]" office:value-type="float" office:value="29617" calcext:value-type="float">
            <text:p>29,617 </text:p>
          </table:table-cell>
          <table:table-cell table:style-name="ce15" office:value-type="float" office:value="19861" calcext:value-type="float">
            <text:p>19,861 </text:p>
          </table:table-cell>
          <table:table-cell table:style-name="ce15" office:value-type="float" office:value="9756" calcext:value-type="float">
            <text:p>9,756 </text:p>
          </table:table-cell>
          <table:table-cell table:style-name="ce15" table:formula="of:=[.AB15]+[.AC15]" office:value-type="float" office:value="20109" calcext:value-type="float">
            <text:p>20,109 </text:p>
          </table:table-cell>
          <table:table-cell table:style-name="ce15" office:value-type="float" office:value="13068" calcext:value-type="float">
            <text:p>13,068 </text:p>
          </table:table-cell>
          <table:table-cell table:style-name="ce15" office:value-type="float" office:value="7041" calcext:value-type="float">
            <text:p>7,041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緬甸 Myanmar</text:p>
          </table:table-cell>
          <table:table-cell table:style-name="ce15" table:formula="of:=[.D16]+[.E16]" office:value-type="float" office:value="14934" calcext:value-type="float">
            <text:p>14,934 </text:p>
          </table:table-cell>
          <table:table-cell table:style-name="ce15" office:value-type="float" office:value="8992" calcext:value-type="float">
            <text:p>8,992 </text:p>
          </table:table-cell>
          <table:table-cell table:style-name="ce15" office:value-type="float" office:value="5942" calcext:value-type="float">
            <text:p>5,942 </text:p>
          </table:table-cell>
          <table:table-cell table:style-name="ce15" table:formula="of:=[.G16]+[.H16]" office:value-type="float" office:value="829" calcext:value-type="float">
            <text:p>829 </text:p>
          </table:table-cell>
          <table:table-cell table:style-name="ce15" office:value-type="float" office:value="425" calcext:value-type="float">
            <text:p>425 </text:p>
          </table:table-cell>
          <table:table-cell table:style-name="ce15" office:value-type="float" office:value="404" calcext:value-type="float">
            <text:p>404 </text:p>
          </table:table-cell>
          <table:table-cell table:style-name="ce15" table:formula="of:=[.J16]+[.K16]" office:value-type="float" office:value="540" calcext:value-type="float">
            <text:p>540 </text:p>
          </table:table-cell>
          <table:table-cell table:style-name="ce15" office:value-type="float" office:value="267" calcext:value-type="float">
            <text:p>267 </text:p>
          </table:table-cell>
          <table:table-cell table:style-name="ce15" office:value-type="float" office:value="273" calcext:value-type="float">
            <text:p>273 </text:p>
          </table:table-cell>
          <table:table-cell table:style-name="ce15" table:formula="of:=[.M16]+[.N16]" office:value-type="float" office:value="1053" calcext:value-type="float">
            <text:p>1,053 </text:p>
          </table:table-cell>
          <table:table-cell table:style-name="ce15" office:value-type="float" office:value="548" calcext:value-type="float">
            <text:p>548 </text:p>
          </table:table-cell>
          <table:table-cell table:style-name="ce15" office:value-type="float" office:value="505" calcext:value-type="float">
            <text:p>505 </text:p>
          </table:table-cell>
          <table:table-cell table:style-name="ce15" table:formula="of:=[.P16]+[.Q16]" office:value-type="float" office:value="2619" calcext:value-type="float">
            <text:p>2,619 </text:p>
          </table:table-cell>
          <table:table-cell table:style-name="ce15" office:value-type="float" office:value="1537" calcext:value-type="float">
            <text:p>1,537 </text:p>
          </table:table-cell>
          <table:table-cell table:style-name="ce15" office:value-type="float" office:value="1082" calcext:value-type="float">
            <text:p>1,082 </text:p>
          </table:table-cell>
          <table:table-cell table:style-name="ce15" table:formula="of:=[.S16]+[.T16]" office:value-type="float" office:value="3619" calcext:value-type="float">
            <text:p>3,619 </text:p>
          </table:table-cell>
          <table:table-cell table:style-name="ce15" office:value-type="float" office:value="2190" calcext:value-type="float">
            <text:p>2,190 </text:p>
          </table:table-cell>
          <table:table-cell table:style-name="ce15" office:value-type="float" office:value="1429" calcext:value-type="float">
            <text:p>1,429 </text:p>
          </table:table-cell>
          <table:table-cell table:style-name="ce15" table:formula="of:=[.V16]+[.W16]" office:value-type="float" office:value="3649" calcext:value-type="float">
            <text:p>3,649 </text:p>
          </table:table-cell>
          <table:table-cell table:style-name="ce15" office:value-type="float" office:value="2342" calcext:value-type="float">
            <text:p>2,342 </text:p>
          </table:table-cell>
          <table:table-cell table:style-name="ce15" office:value-type="float" office:value="1307" calcext:value-type="float">
            <text:p>1,307 </text:p>
          </table:table-cell>
          <table:table-cell table:style-name="ce15" table:formula="of:=[.Y16]+[.Z16]" office:value-type="float" office:value="1514" calcext:value-type="float">
            <text:p>1,514 </text:p>
          </table:table-cell>
          <table:table-cell table:style-name="ce15" office:value-type="float" office:value="987" calcext:value-type="float">
            <text:p>987 </text:p>
          </table:table-cell>
          <table:table-cell table:style-name="ce15" office:value-type="float" office:value="527" calcext:value-type="float">
            <text:p>527 </text:p>
          </table:table-cell>
          <table:table-cell table:style-name="ce15" table:formula="of:=[.AB16]+[.AC16]" office:value-type="float" office:value="1111" calcext:value-type="float">
            <text:p>1,111 </text:p>
          </table:table-cell>
          <table:table-cell table:style-name="ce15" office:value-type="float" office:value="696" calcext:value-type="float">
            <text:p>696 </text:p>
          </table:table-cell>
          <table:table-cell table:style-name="ce15" office:value-type="float" office:value="415" calcext:value-type="float">
            <text:p>415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柬埔寨 Cambodia</text:p>
          </table:table-cell>
          <table:table-cell table:style-name="ce15" table:formula="of:=[.D17]+[.E17]" office:value-type="float" office:value="50309" calcext:value-type="float">
            <text:p>50,309 </text:p>
          </table:table-cell>
          <table:table-cell table:style-name="ce15" office:value-type="float" office:value="27803" calcext:value-type="float">
            <text:p>27,803 </text:p>
          </table:table-cell>
          <table:table-cell table:style-name="ce15" office:value-type="float" office:value="22506" calcext:value-type="float">
            <text:p>22,506 </text:p>
          </table:table-cell>
          <table:table-cell table:style-name="ce15" table:formula="of:=[.G17]+[.H17]" office:value-type="float" office:value="1534" calcext:value-type="float">
            <text:p>1,534 </text:p>
          </table:table-cell>
          <table:table-cell table:style-name="ce15" office:value-type="float" office:value="810" calcext:value-type="float">
            <text:p>810 </text:p>
          </table:table-cell>
          <table:table-cell table:style-name="ce15" office:value-type="float" office:value="724" calcext:value-type="float">
            <text:p>724 </text:p>
          </table:table-cell>
          <table:table-cell table:style-name="ce15" table:formula="of:=[.J17]+[.K17]" office:value-type="float" office:value="1574" calcext:value-type="float">
            <text:p>1,574 </text:p>
          </table:table-cell>
          <table:table-cell table:style-name="ce15" office:value-type="float" office:value="744" calcext:value-type="float">
            <text:p>744 </text:p>
          </table:table-cell>
          <table:table-cell table:style-name="ce15" office:value-type="float" office:value="830" calcext:value-type="float">
            <text:p>830 </text:p>
          </table:table-cell>
          <table:table-cell table:style-name="ce15" table:formula="of:=[.M17]+[.N17]" office:value-type="float" office:value="5236" calcext:value-type="float">
            <text:p>5,236 </text:p>
          </table:table-cell>
          <table:table-cell table:style-name="ce15" office:value-type="float" office:value="2481" calcext:value-type="float">
            <text:p>2,481 </text:p>
          </table:table-cell>
          <table:table-cell table:style-name="ce15" office:value-type="float" office:value="2755" calcext:value-type="float">
            <text:p>2,755 </text:p>
          </table:table-cell>
          <table:table-cell table:style-name="ce15" table:formula="of:=[.P17]+[.Q17]" office:value-type="float" office:value="10484" calcext:value-type="float">
            <text:p>10,484 </text:p>
          </table:table-cell>
          <table:table-cell table:style-name="ce15" office:value-type="float" office:value="5254" calcext:value-type="float">
            <text:p>5,254 </text:p>
          </table:table-cell>
          <table:table-cell table:style-name="ce15" office:value-type="float" office:value="5230" calcext:value-type="float">
            <text:p>5,230 </text:p>
          </table:table-cell>
          <table:table-cell table:style-name="ce15" table:formula="of:=[.S17]+[.T17]" office:value-type="float" office:value="10668" calcext:value-type="float">
            <text:p>10,668 </text:p>
          </table:table-cell>
          <table:table-cell table:style-name="ce15" office:value-type="float" office:value="6051" calcext:value-type="float">
            <text:p>6,051 </text:p>
          </table:table-cell>
          <table:table-cell table:style-name="ce15" office:value-type="float" office:value="4617" calcext:value-type="float">
            <text:p>4,617 </text:p>
          </table:table-cell>
          <table:table-cell table:style-name="ce15" table:formula="of:=[.V17]+[.W17]" office:value-type="float" office:value="12259" calcext:value-type="float">
            <text:p>12,259 </text:p>
          </table:table-cell>
          <table:table-cell table:style-name="ce15" office:value-type="float" office:value="7086" calcext:value-type="float">
            <text:p>7,086 </text:p>
          </table:table-cell>
          <table:table-cell table:style-name="ce15" office:value-type="float" office:value="5173" calcext:value-type="float">
            <text:p>5,173 </text:p>
          </table:table-cell>
          <table:table-cell table:style-name="ce15" table:formula="of:=[.Y17]+[.Z17]" office:value-type="float" office:value="5174" calcext:value-type="float">
            <text:p>5,174 </text:p>
          </table:table-cell>
          <table:table-cell table:style-name="ce15" office:value-type="float" office:value="3283" calcext:value-type="float">
            <text:p>3,283 </text:p>
          </table:table-cell>
          <table:table-cell table:style-name="ce15" office:value-type="float" office:value="1891" calcext:value-type="float">
            <text:p>1,891 </text:p>
          </table:table-cell>
          <table:table-cell table:style-name="ce15" table:formula="of:=[.AB17]+[.AC17]" office:value-type="float" office:value="3380" calcext:value-type="float">
            <text:p>3,380 </text:p>
          </table:table-cell>
          <table:table-cell table:style-name="ce15" office:value-type="float" office:value="2094" calcext:value-type="float">
            <text:p>2,094 </text:p>
          </table:table-cell>
          <table:table-cell table:style-name="ce15" office:value-type="float" office:value="1286" calcext:value-type="float">
            <text:p>1,286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亞洲其他地區 Others</text:p>
          </table:table-cell>
          <table:table-cell table:style-name="ce15" table:formula="of:=[.D18]+[.E18]" office:value-type="float" office:value="110570" calcext:value-type="float">
            <text:p>110,570 </text:p>
          </table:table-cell>
          <table:table-cell table:style-name="ce15" office:value-type="float" office:value="45660" calcext:value-type="float">
            <text:p>45,660 </text:p>
          </table:table-cell>
          <table:table-cell table:style-name="ce15" office:value-type="float" office:value="64910" calcext:value-type="float">
            <text:p>64,910 </text:p>
          </table:table-cell>
          <table:table-cell table:style-name="ce15" table:formula="of:=[.G18]+[.H18]" office:value-type="float" office:value="2325" calcext:value-type="float">
            <text:p>2,325 </text:p>
          </table:table-cell>
          <table:table-cell table:style-name="ce15" office:value-type="float" office:value="1145" calcext:value-type="float">
            <text:p>1,145 </text:p>
          </table:table-cell>
          <table:table-cell table:style-name="ce15" office:value-type="float" office:value="1180" calcext:value-type="float">
            <text:p>1,180 </text:p>
          </table:table-cell>
          <table:table-cell table:style-name="ce15" table:formula="of:=[.J18]+[.K18]" office:value-type="float" office:value="4108" calcext:value-type="float">
            <text:p>4,108 </text:p>
          </table:table-cell>
          <table:table-cell table:style-name="ce15" office:value-type="float" office:value="1829" calcext:value-type="float">
            <text:p>1,829 </text:p>
          </table:table-cell>
          <table:table-cell table:style-name="ce15" office:value-type="float" office:value="2279" calcext:value-type="float">
            <text:p>2,279 </text:p>
          </table:table-cell>
          <table:table-cell table:style-name="ce15" table:formula="of:=[.M18]+[.N18]" office:value-type="float" office:value="16757" calcext:value-type="float">
            <text:p>16,757 </text:p>
          </table:table-cell>
          <table:table-cell table:style-name="ce15" office:value-type="float" office:value="6261" calcext:value-type="float">
            <text:p>6,261 </text:p>
          </table:table-cell>
          <table:table-cell table:style-name="ce15" office:value-type="float" office:value="10496" calcext:value-type="float">
            <text:p>10,496 </text:p>
          </table:table-cell>
          <table:table-cell table:style-name="ce15" table:formula="of:=[.P18]+[.Q18]" office:value-type="float" office:value="26079" calcext:value-type="float">
            <text:p>26,079 </text:p>
          </table:table-cell>
          <table:table-cell table:style-name="ce15" office:value-type="float" office:value="11640" calcext:value-type="float">
            <text:p>11,640 </text:p>
          </table:table-cell>
          <table:table-cell table:style-name="ce15" office:value-type="float" office:value="14439" calcext:value-type="float">
            <text:p>14,439 </text:p>
          </table:table-cell>
          <table:table-cell table:style-name="ce15" table:formula="of:=[.S18]+[.T18]" office:value-type="float" office:value="18859" calcext:value-type="float">
            <text:p>18,859 </text:p>
          </table:table-cell>
          <table:table-cell table:style-name="ce15" office:value-type="float" office:value="7199" calcext:value-type="float">
            <text:p>7,199 </text:p>
          </table:table-cell>
          <table:table-cell table:style-name="ce15" office:value-type="float" office:value="11660" calcext:value-type="float">
            <text:p>11,660 </text:p>
          </table:table-cell>
          <table:table-cell table:style-name="ce15" table:formula="of:=[.V18]+[.W18]" office:value-type="float" office:value="22214" calcext:value-type="float">
            <text:p>22,214 </text:p>
          </table:table-cell>
          <table:table-cell table:style-name="ce15" office:value-type="float" office:value="8367" calcext:value-type="float">
            <text:p>8,367 </text:p>
          </table:table-cell>
          <table:table-cell table:style-name="ce15" office:value-type="float" office:value="13847" calcext:value-type="float">
            <text:p>13,847 </text:p>
          </table:table-cell>
          <table:table-cell table:style-name="ce15" table:formula="of:=[.Y18]+[.Z18]" office:value-type="float" office:value="11603" calcext:value-type="float">
            <text:p>11,603 </text:p>
          </table:table-cell>
          <table:table-cell table:style-name="ce15" office:value-type="float" office:value="4915" calcext:value-type="float">
            <text:p>4,915 </text:p>
          </table:table-cell>
          <table:table-cell table:style-name="ce15" office:value-type="float" office:value="6688" calcext:value-type="float">
            <text:p>6,688 </text:p>
          </table:table-cell>
          <table:table-cell table:style-name="ce15" table:formula="of:=[.AB18]+[.AC18]" office:value-type="float" office:value="8625" calcext:value-type="float">
            <text:p>8,625 </text:p>
          </table:table-cell>
          <table:table-cell table:style-name="ce15" office:value-type="float" office:value="4304" calcext:value-type="float">
            <text:p>4,304 </text:p>
          </table:table-cell>
          <table:table-cell table:style-name="ce15" office:value-type="float" office:value="4321" calcext:value-type="float">
            <text:p>4,321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2" office:value-type="string" calcext:value-type="string">
            <text:p>亞洲合計 Total</text:p>
          </table:table-cell>
          <table:table-cell table:style-name="ce15" table:formula="of:=[.D19]+[.E19]" office:value-type="float" office:value="9324881" calcext:value-type="float">
            <text:p>9,324,881 </text:p>
          </table:table-cell>
          <table:table-cell table:style-name="ce15" office:value-type="float" office:value="4813684" calcext:value-type="float">
            <text:p>4,813,684 </text:p>
          </table:table-cell>
          <table:table-cell table:style-name="ce15" office:value-type="float" office:value="4511197" calcext:value-type="float">
            <text:p>4,511,197 </text:p>
          </table:table-cell>
          <table:table-cell table:style-name="ce15" table:formula="of:=[.G19]+[.H19]" office:value-type="float" office:value="590969" calcext:value-type="float">
            <text:p>590,969 </text:p>
          </table:table-cell>
          <table:table-cell table:style-name="ce15" office:value-type="float" office:value="300566" calcext:value-type="float">
            <text:p>300,566 </text:p>
          </table:table-cell>
          <table:table-cell table:style-name="ce15" office:value-type="float" office:value="290403" calcext:value-type="float">
            <text:p>290,403 </text:p>
          </table:table-cell>
          <table:table-cell table:style-name="ce15" table:formula="of:=[.J19]+[.K19]" office:value-type="float" office:value="398832" calcext:value-type="float">
            <text:p>398,832 </text:p>
          </table:table-cell>
          <table:table-cell table:style-name="ce15" office:value-type="float" office:value="184274" calcext:value-type="float">
            <text:p>184,274 </text:p>
          </table:table-cell>
          <table:table-cell table:style-name="ce15" office:value-type="float" office:value="214558" calcext:value-type="float">
            <text:p>214,558 </text:p>
          </table:table-cell>
          <table:table-cell table:style-name="ce15" table:formula="of:=[.M19]+[.N19]" office:value-type="float" office:value="1290889" calcext:value-type="float">
            <text:p>1,290,889 </text:p>
          </table:table-cell>
          <table:table-cell table:style-name="ce15" office:value-type="float" office:value="521010" calcext:value-type="float">
            <text:p>521,010 </text:p>
          </table:table-cell>
          <table:table-cell table:style-name="ce15" office:value-type="float" office:value="769879" calcext:value-type="float">
            <text:p>769,879 </text:p>
          </table:table-cell>
          <table:table-cell table:style-name="ce15" table:formula="of:=[.P19]+[.Q19]" office:value-type="float" office:value="2137651" calcext:value-type="float">
            <text:p>2,137,651 </text:p>
          </table:table-cell>
          <table:table-cell table:style-name="ce15" office:value-type="float" office:value="1068743" calcext:value-type="float">
            <text:p>1,068,743 </text:p>
          </table:table-cell>
          <table:table-cell table:style-name="ce15" office:value-type="float" office:value="1068908" calcext:value-type="float">
            <text:p>1,068,908 </text:p>
          </table:table-cell>
          <table:table-cell table:style-name="ce15" table:formula="of:=[.S19]+[.T19]" office:value-type="float" office:value="1957051" calcext:value-type="float">
            <text:p>1,957,051 </text:p>
          </table:table-cell>
          <table:table-cell table:style-name="ce15" office:value-type="float" office:value="1079139" calcext:value-type="float">
            <text:p>1,079,139 </text:p>
          </table:table-cell>
          <table:table-cell table:style-name="ce15" office:value-type="float" office:value="877912" calcext:value-type="float">
            <text:p>877,912 </text:p>
          </table:table-cell>
          <table:table-cell table:style-name="ce15" table:formula="of:=[.V19]+[.W19]" office:value-type="float" office:value="1693187" calcext:value-type="float">
            <text:p>1,693,187 </text:p>
          </table:table-cell>
          <table:table-cell table:style-name="ce15" office:value-type="float" office:value="954151" calcext:value-type="float">
            <text:p>954,151 </text:p>
          </table:table-cell>
          <table:table-cell table:style-name="ce15" office:value-type="float" office:value="739036" calcext:value-type="float">
            <text:p>739,036 </text:p>
          </table:table-cell>
          <table:table-cell table:style-name="ce15" table:formula="of:=[.Y19]+[.Z19]" office:value-type="float" office:value="710896" calcext:value-type="float">
            <text:p>710,896 </text:p>
          </table:table-cell>
          <table:table-cell table:style-name="ce15" office:value-type="float" office:value="399061" calcext:value-type="float">
            <text:p>399,061 </text:p>
          </table:table-cell>
          <table:table-cell table:style-name="ce15" office:value-type="float" office:value="311835" calcext:value-type="float">
            <text:p>311,835 </text:p>
          </table:table-cell>
          <table:table-cell table:style-name="ce15" table:formula="of:=[.AB19]+[.AC19]" office:value-type="float" office:value="545406" calcext:value-type="float">
            <text:p>545,406 </text:p>
          </table:table-cell>
          <table:table-cell table:style-name="ce15" office:value-type="float" office:value="306740" calcext:value-type="float">
            <text:p>306,740 </text:p>
          </table:table-cell>
          <table:table-cell table:style-name="ce15" office:value-type="float" office:value="238666" calcext:value-type="float">
            <text:p>238,666 </text:p>
          </table:table-cell>
          <table:table-cell table:style-name="ce23"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4">
            <text:p>美洲地區</text:p>
          </table:table-cell>
          <table:table-cell table:style-name="ce12" office:value-type="string" calcext:value-type="string">
            <text:p>美國 United States of America</text:p>
          </table:table-cell>
          <table:table-cell table:style-name="ce15" table:formula="of:=[.D20]+[.E20]" office:value-type="float" office:value="369989" calcext:value-type="float">
            <text:p>369,989 </text:p>
          </table:table-cell>
          <table:table-cell table:style-name="ce15" office:value-type="float" office:value="176064" calcext:value-type="float">
            <text:p>176,064 </text:p>
          </table:table-cell>
          <table:table-cell table:style-name="ce15" office:value-type="float" office:value="193925" calcext:value-type="float">
            <text:p>193,925 </text:p>
          </table:table-cell>
          <table:table-cell table:style-name="ce15" table:formula="of:=[.G20]+[.H20]" office:value-type="float" office:value="20699" calcext:value-type="float">
            <text:p>20,699 </text:p>
          </table:table-cell>
          <table:table-cell table:style-name="ce15" office:value-type="float" office:value="10485" calcext:value-type="float">
            <text:p>10,485 </text:p>
          </table:table-cell>
          <table:table-cell table:style-name="ce15" office:value-type="float" office:value="10214" calcext:value-type="float">
            <text:p>10,214 </text:p>
          </table:table-cell>
          <table:table-cell table:style-name="ce15" table:formula="of:=[.J20]+[.K20]" office:value-type="float" office:value="21609" calcext:value-type="float">
            <text:p>21,609 </text:p>
          </table:table-cell>
          <table:table-cell table:style-name="ce15" office:value-type="float" office:value="10575" calcext:value-type="float">
            <text:p>10,575 </text:p>
          </table:table-cell>
          <table:table-cell table:style-name="ce15" office:value-type="float" office:value="11034" calcext:value-type="float">
            <text:p>11,034 </text:p>
          </table:table-cell>
          <table:table-cell table:style-name="ce15" table:formula="of:=[.M20]+[.N20]" office:value-type="float" office:value="51038" calcext:value-type="float">
            <text:p>51,038 </text:p>
          </table:table-cell>
          <table:table-cell table:style-name="ce15" office:value-type="float" office:value="21546" calcext:value-type="float">
            <text:p>21,546 </text:p>
          </table:table-cell>
          <table:table-cell table:style-name="ce15" office:value-type="float" office:value="29492" calcext:value-type="float">
            <text:p>29,492 </text:p>
          </table:table-cell>
          <table:table-cell table:style-name="ce15" table:formula="of:=[.P20]+[.Q20]" office:value-type="float" office:value="71101" calcext:value-type="float">
            <text:p>71,101 </text:p>
          </table:table-cell>
          <table:table-cell table:style-name="ce15" office:value-type="float" office:value="34130" calcext:value-type="float">
            <text:p>34,130 </text:p>
          </table:table-cell>
          <table:table-cell table:style-name="ce15" office:value-type="float" office:value="36971" calcext:value-type="float">
            <text:p>36,971 </text:p>
          </table:table-cell>
          <table:table-cell table:style-name="ce15" table:formula="of:=[.S20]+[.T20]" office:value-type="float" office:value="65560" calcext:value-type="float">
            <text:p>65,560 </text:p>
          </table:table-cell>
          <table:table-cell table:style-name="ce15" office:value-type="float" office:value="33331" calcext:value-type="float">
            <text:p>33,331 </text:p>
          </table:table-cell>
          <table:table-cell table:style-name="ce15" office:value-type="float" office:value="32229" calcext:value-type="float">
            <text:p>32,229 </text:p>
          </table:table-cell>
          <table:table-cell table:style-name="ce15" table:formula="of:=[.V20]+[.W20]" office:value-type="float" office:value="64958" calcext:value-type="float">
            <text:p>64,958 </text:p>
          </table:table-cell>
          <table:table-cell table:style-name="ce15" office:value-type="float" office:value="30169" calcext:value-type="float">
            <text:p>30,169 </text:p>
          </table:table-cell>
          <table:table-cell table:style-name="ce15" office:value-type="float" office:value="34789" calcext:value-type="float">
            <text:p>34,789 </text:p>
          </table:table-cell>
          <table:table-cell table:style-name="ce15" table:formula="of:=[.Y20]+[.Z20]" office:value-type="float" office:value="37604" calcext:value-type="float">
            <text:p>37,604 </text:p>
          </table:table-cell>
          <table:table-cell table:style-name="ce15" office:value-type="float" office:value="17515" calcext:value-type="float">
            <text:p>17,515 </text:p>
          </table:table-cell>
          <table:table-cell table:style-name="ce15" office:value-type="float" office:value="20089" calcext:value-type="float">
            <text:p>20,089 </text:p>
          </table:table-cell>
          <table:table-cell table:style-name="ce15" table:formula="of:=[.AB20]+[.AC20]" office:value-type="float" office:value="37420" calcext:value-type="float">
            <text:p>37,420 </text:p>
          </table:table-cell>
          <table:table-cell table:style-name="ce15" office:value-type="float" office:value="18313" calcext:value-type="float">
            <text:p>18,313 </text:p>
          </table:table-cell>
          <table:table-cell table:style-name="ce15" office:value-type="float" office:value="19107" calcext:value-type="float">
            <text:p>19,107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加拿大 Canada</text:p>
          </table:table-cell>
          <table:table-cell table:style-name="ce15" table:formula="of:=[.D21]+[.E21]" office:value-type="float" office:value="56754" calcext:value-type="float">
            <text:p>56,754 </text:p>
          </table:table-cell>
          <table:table-cell table:style-name="ce15" office:value-type="float" office:value="24170" calcext:value-type="float">
            <text:p>24,170 </text:p>
          </table:table-cell>
          <table:table-cell table:style-name="ce15" office:value-type="float" office:value="32584" calcext:value-type="float">
            <text:p>32,584 </text:p>
          </table:table-cell>
          <table:table-cell table:style-name="ce15" table:formula="of:=[.G21]+[.H21]" office:value-type="float" office:value="3295" calcext:value-type="float">
            <text:p>3,295 </text:p>
          </table:table-cell>
          <table:table-cell table:style-name="ce15" office:value-type="float" office:value="1667" calcext:value-type="float">
            <text:p>1,667 </text:p>
          </table:table-cell>
          <table:table-cell table:style-name="ce15" office:value-type="float" office:value="1628" calcext:value-type="float">
            <text:p>1,628 </text:p>
          </table:table-cell>
          <table:table-cell table:style-name="ce15" table:formula="of:=[.J21]+[.K21]" office:value-type="float" office:value="4507" calcext:value-type="float">
            <text:p>4,507 </text:p>
          </table:table-cell>
          <table:table-cell table:style-name="ce15" office:value-type="float" office:value="2227" calcext:value-type="float">
            <text:p>2,227 </text:p>
          </table:table-cell>
          <table:table-cell table:style-name="ce15" office:value-type="float" office:value="2280" calcext:value-type="float">
            <text:p>2,280 </text:p>
          </table:table-cell>
          <table:table-cell table:style-name="ce15" table:formula="of:=[.M21]+[.N21]" office:value-type="float" office:value="7503" calcext:value-type="float">
            <text:p>7,503 </text:p>
          </table:table-cell>
          <table:table-cell table:style-name="ce15" office:value-type="float" office:value="3145" calcext:value-type="float">
            <text:p>3,145 </text:p>
          </table:table-cell>
          <table:table-cell table:style-name="ce15" office:value-type="float" office:value="4358" calcext:value-type="float">
            <text:p>4,358 </text:p>
          </table:table-cell>
          <table:table-cell table:style-name="ce15" table:formula="of:=[.P21]+[.Q21]" office:value-type="float" office:value="7166" calcext:value-type="float">
            <text:p>7,166 </text:p>
          </table:table-cell>
          <table:table-cell table:style-name="ce15" office:value-type="float" office:value="2833" calcext:value-type="float">
            <text:p>2,833 </text:p>
          </table:table-cell>
          <table:table-cell table:style-name="ce15" office:value-type="float" office:value="4333" calcext:value-type="float">
            <text:p>4,333 </text:p>
          </table:table-cell>
          <table:table-cell table:style-name="ce15" table:formula="of:=[.S21]+[.T21]" office:value-type="float" office:value="7946" calcext:value-type="float">
            <text:p>7,946 </text:p>
          </table:table-cell>
          <table:table-cell table:style-name="ce15" office:value-type="float" office:value="3014" calcext:value-type="float">
            <text:p>3,014 </text:p>
          </table:table-cell>
          <table:table-cell table:style-name="ce15" office:value-type="float" office:value="4932" calcext:value-type="float">
            <text:p>4,932 </text:p>
          </table:table-cell>
          <table:table-cell table:style-name="ce15" table:formula="of:=[.V21]+[.W21]" office:value-type="float" office:value="12548" calcext:value-type="float">
            <text:p>12,548 </text:p>
          </table:table-cell>
          <table:table-cell table:style-name="ce15" office:value-type="float" office:value="4954" calcext:value-type="float">
            <text:p>4,954 </text:p>
          </table:table-cell>
          <table:table-cell table:style-name="ce15" office:value-type="float" office:value="7594" calcext:value-type="float">
            <text:p>7,594 </text:p>
          </table:table-cell>
          <table:table-cell table:style-name="ce15" table:formula="of:=[.Y21]+[.Z21]" office:value-type="float" office:value="6997" calcext:value-type="float">
            <text:p>6,997 </text:p>
          </table:table-cell>
          <table:table-cell table:style-name="ce15" office:value-type="float" office:value="3028" calcext:value-type="float">
            <text:p>3,028 </text:p>
          </table:table-cell>
          <table:table-cell table:style-name="ce15" office:value-type="float" office:value="3969" calcext:value-type="float">
            <text:p>3,969 </text:p>
          </table:table-cell>
          <table:table-cell table:style-name="ce15" table:formula="of:=[.AB21]+[.AC21]" office:value-type="float" office:value="6792" calcext:value-type="float">
            <text:p>6,792 </text:p>
          </table:table-cell>
          <table:table-cell table:style-name="ce15" office:value-type="float" office:value="3302" calcext:value-type="float">
            <text:p>3,302 </text:p>
          </table:table-cell>
          <table:table-cell table:style-name="ce15" office:value-type="float" office:value="3490" calcext:value-type="float">
            <text:p>3,490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美洲其他地區 Others</text:p>
          </table:table-cell>
          <table:table-cell table:style-name="ce15" table:formula="of:=[.D22]+[.E22]" office:value-type="float" office:value="18" calcext:value-type="float">
            <text:p>18 </text:p>
          </table:table-cell>
          <table:table-cell table:style-name="ce15" office:value-type="float" office:value="13" calcext:value-type="float">
            <text:p>13 </text:p>
          </table:table-cell>
          <table:table-cell table:style-name="ce15" office:value-type="float" office:value="5" calcext:value-type="float">
            <text:p>5 </text:p>
          </table:table-cell>
          <table:table-cell table:style-name="ce15" table:formula="of:=[.G22]+[.H22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22]+[.K22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22]+[.N22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P22]+[.Q22]" office:value-type="float" office:value="2" calcext:value-type="float">
            <text:p>2 </text:p>
          </table:table-cell>
          <table:table-cell table:number-columns-repeated="2" table:style-name="ce15" office:value-type="float" office:value="1" calcext:value-type="float">
            <text:p>1 </text:p>
          </table:table-cell>
          <table:table-cell table:style-name="ce15" table:formula="of:=[.S22]+[.T22]" office:value-type="float" office:value="8" calcext:value-type="float">
            <text:p>8 </text:p>
          </table:table-cell>
          <table:table-cell table:number-columns-repeated="2" table:style-name="ce15" office:value-type="float" office:value="4" calcext:value-type="float">
            <text:p>4 </text:p>
          </table:table-cell>
          <table:table-cell table:style-name="ce15" table:formula="of:=[.V22]+[.W22]" office:value-type="float" office:value="4" calcext:value-type="float">
            <text:p>4 </text:p>
          </table:table-cell>
          <table:table-cell table:style-name="ce15" office:value-type="float" office:value="4" calcext:value-type="float">
            <text:p>4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Y22]+[.Z22]" office:value-type="float" office:value="3" calcext:value-type="float">
            <text:p>3 </text:p>
          </table:table-cell>
          <table:table-cell table:style-name="ce15" office:value-type="float" office:value="3" calcext:value-type="float">
            <text:p>3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AB22]+[.AC22]" office:value-type="float" office:value="1" calcext:value-type="float">
            <text:p>1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2" office:value-type="string" calcext:value-type="string">
            <text:p>美洲合計 Total</text:p>
          </table:table-cell>
          <table:table-cell table:style-name="ce15" table:formula="of:=[.D23]+[.E23]" office:value-type="float" office:value="426761" calcext:value-type="float">
            <text:p>426,761 </text:p>
          </table:table-cell>
          <table:table-cell table:style-name="ce15" office:value-type="float" office:value="200247" calcext:value-type="float">
            <text:p>200,247 </text:p>
          </table:table-cell>
          <table:table-cell table:style-name="ce15" office:value-type="float" office:value="226514" calcext:value-type="float">
            <text:p>226,514 </text:p>
          </table:table-cell>
          <table:table-cell table:style-name="ce15" table:formula="of:=[.G23]+[.H23]" office:value-type="float" office:value="23994" calcext:value-type="float">
            <text:p>23,994 </text:p>
          </table:table-cell>
          <table:table-cell table:style-name="ce15" office:value-type="float" office:value="12152" calcext:value-type="float">
            <text:p>12,152 </text:p>
          </table:table-cell>
          <table:table-cell table:style-name="ce15" office:value-type="float" office:value="11842" calcext:value-type="float">
            <text:p>11,842 </text:p>
          </table:table-cell>
          <table:table-cell table:style-name="ce15" table:formula="of:=[.J23]+[.K23]" office:value-type="float" office:value="26116" calcext:value-type="float">
            <text:p>26,116 </text:p>
          </table:table-cell>
          <table:table-cell table:style-name="ce15" office:value-type="float" office:value="12802" calcext:value-type="float">
            <text:p>12,802 </text:p>
          </table:table-cell>
          <table:table-cell table:style-name="ce15" office:value-type="float" office:value="13314" calcext:value-type="float">
            <text:p>13,314 </text:p>
          </table:table-cell>
          <table:table-cell table:style-name="ce15" table:formula="of:=[.M23]+[.N23]" office:value-type="float" office:value="58541" calcext:value-type="float">
            <text:p>58,541 </text:p>
          </table:table-cell>
          <table:table-cell table:style-name="ce15" office:value-type="float" office:value="24691" calcext:value-type="float">
            <text:p>24,691 </text:p>
          </table:table-cell>
          <table:table-cell table:style-name="ce15" office:value-type="float" office:value="33850" calcext:value-type="float">
            <text:p>33,850 </text:p>
          </table:table-cell>
          <table:table-cell table:style-name="ce15" table:formula="of:=[.P23]+[.Q23]" office:value-type="float" office:value="78269" calcext:value-type="float">
            <text:p>78,269 </text:p>
          </table:table-cell>
          <table:table-cell table:style-name="ce15" office:value-type="float" office:value="36964" calcext:value-type="float">
            <text:p>36,964 </text:p>
          </table:table-cell>
          <table:table-cell table:style-name="ce15" office:value-type="float" office:value="41305" calcext:value-type="float">
            <text:p>41,305 </text:p>
          </table:table-cell>
          <table:table-cell table:style-name="ce15" table:formula="of:=[.S23]+[.T23]" office:value-type="float" office:value="73514" calcext:value-type="float">
            <text:p>73,514 </text:p>
          </table:table-cell>
          <table:table-cell table:style-name="ce15" office:value-type="float" office:value="36349" calcext:value-type="float">
            <text:p>36,349 </text:p>
          </table:table-cell>
          <table:table-cell table:style-name="ce15" office:value-type="float" office:value="37165" calcext:value-type="float">
            <text:p>37,165 </text:p>
          </table:table-cell>
          <table:table-cell table:style-name="ce15" table:formula="of:=[.V23]+[.W23]" office:value-type="float" office:value="77510" calcext:value-type="float">
            <text:p>77,510 </text:p>
          </table:table-cell>
          <table:table-cell table:style-name="ce15" office:value-type="float" office:value="35127" calcext:value-type="float">
            <text:p>35,127 </text:p>
          </table:table-cell>
          <table:table-cell table:style-name="ce15" office:value-type="float" office:value="42383" calcext:value-type="float">
            <text:p>42,383 </text:p>
          </table:table-cell>
          <table:table-cell table:style-name="ce15" table:formula="of:=[.Y23]+[.Z23]" office:value-type="float" office:value="44604" calcext:value-type="float">
            <text:p>44,604 </text:p>
          </table:table-cell>
          <table:table-cell table:style-name="ce15" office:value-type="float" office:value="20546" calcext:value-type="float">
            <text:p>20,546 </text:p>
          </table:table-cell>
          <table:table-cell table:style-name="ce15" office:value-type="float" office:value="24058" calcext:value-type="float">
            <text:p>24,058 </text:p>
          </table:table-cell>
          <table:table-cell table:style-name="ce15" table:formula="of:=[.AB23]+[.AC23]" office:value-type="float" office:value="44213" calcext:value-type="float">
            <text:p>44,213 </text:p>
          </table:table-cell>
          <table:table-cell table:style-name="ce15" office:value-type="float" office:value="21616" calcext:value-type="float">
            <text:p>21,616 </text:p>
          </table:table-cell>
          <table:table-cell table:style-name="ce15" office:value-type="float" office:value="22597" calcext:value-type="float">
            <text:p>22,597 </text:p>
          </table:table-cell>
          <table:table-cell table:style-name="ce23"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9">
            <text:p>歐洲地區</text:p>
          </table:table-cell>
          <table:table-cell table:style-name="ce12" office:value-type="string" calcext:value-type="string">
            <text:p>法國 France</text:p>
          </table:table-cell>
          <table:table-cell table:style-name="ce15" table:formula="of:=[.D24]+[.E24]" office:value-type="float" office:value="32519" calcext:value-type="float">
            <text:p>32,519 </text:p>
          </table:table-cell>
          <table:table-cell table:style-name="ce15" office:value-type="float" office:value="13456" calcext:value-type="float">
            <text:p>13,456 </text:p>
          </table:table-cell>
          <table:table-cell table:style-name="ce15" office:value-type="float" office:value="19063" calcext:value-type="float">
            <text:p>19,063 </text:p>
          </table:table-cell>
          <table:table-cell table:style-name="ce15" table:formula="of:=[.G24]+[.H24]" office:value-type="float" office:value="1345" calcext:value-type="float">
            <text:p>1,345 </text:p>
          </table:table-cell>
          <table:table-cell table:style-name="ce15" office:value-type="float" office:value="675" calcext:value-type="float">
            <text:p>675 </text:p>
          </table:table-cell>
          <table:table-cell table:style-name="ce15" office:value-type="float" office:value="670" calcext:value-type="float">
            <text:p>670 </text:p>
          </table:table-cell>
          <table:table-cell table:style-name="ce15" table:formula="of:=[.J24]+[.K24]" office:value-type="float" office:value="1268" calcext:value-type="float">
            <text:p>1,268 </text:p>
          </table:table-cell>
          <table:table-cell table:style-name="ce15" office:value-type="float" office:value="516" calcext:value-type="float">
            <text:p>516 </text:p>
          </table:table-cell>
          <table:table-cell table:style-name="ce15" office:value-type="float" office:value="752" calcext:value-type="float">
            <text:p>752 </text:p>
          </table:table-cell>
          <table:table-cell table:style-name="ce15" table:formula="of:=[.M24]+[.N24]" office:value-type="float" office:value="4679" calcext:value-type="float">
            <text:p>4,679 </text:p>
          </table:table-cell>
          <table:table-cell table:style-name="ce15" office:value-type="float" office:value="1466" calcext:value-type="float">
            <text:p>1,466 </text:p>
          </table:table-cell>
          <table:table-cell table:style-name="ce15" office:value-type="float" office:value="3213" calcext:value-type="float">
            <text:p>3,213 </text:p>
          </table:table-cell>
          <table:table-cell table:style-name="ce15" table:formula="of:=[.P24]+[.Q24]" office:value-type="float" office:value="9029" calcext:value-type="float">
            <text:p>9,029 </text:p>
          </table:table-cell>
          <table:table-cell table:style-name="ce15" office:value-type="float" office:value="3634" calcext:value-type="float">
            <text:p>3,634 </text:p>
          </table:table-cell>
          <table:table-cell table:style-name="ce15" office:value-type="float" office:value="5395" calcext:value-type="float">
            <text:p>5,395 </text:p>
          </table:table-cell>
          <table:table-cell table:style-name="ce15" table:formula="of:=[.S24]+[.T24]" office:value-type="float" office:value="7088" calcext:value-type="float">
            <text:p>7,088 </text:p>
          </table:table-cell>
          <table:table-cell table:style-name="ce15" office:value-type="float" office:value="3095" calcext:value-type="float">
            <text:p>3,095 </text:p>
          </table:table-cell>
          <table:table-cell table:style-name="ce15" office:value-type="float" office:value="3993" calcext:value-type="float">
            <text:p>3,993 </text:p>
          </table:table-cell>
          <table:table-cell table:style-name="ce15" table:formula="of:=[.V24]+[.W24]" office:value-type="float" office:value="5618" calcext:value-type="float">
            <text:p>5,618 </text:p>
          </table:table-cell>
          <table:table-cell table:style-name="ce15" office:value-type="float" office:value="2448" calcext:value-type="float">
            <text:p>2,448 </text:p>
          </table:table-cell>
          <table:table-cell table:style-name="ce15" office:value-type="float" office:value="3170" calcext:value-type="float">
            <text:p>3,170 </text:p>
          </table:table-cell>
          <table:table-cell table:style-name="ce15" table:formula="of:=[.Y24]+[.Z24]" office:value-type="float" office:value="2145" calcext:value-type="float">
            <text:p>2,145 </text:p>
          </table:table-cell>
          <table:table-cell table:style-name="ce15" office:value-type="float" office:value="964" calcext:value-type="float">
            <text:p>964 </text:p>
          </table:table-cell>
          <table:table-cell table:style-name="ce15" office:value-type="float" office:value="1181" calcext:value-type="float">
            <text:p>1,181 </text:p>
          </table:table-cell>
          <table:table-cell table:style-name="ce15" table:formula="of:=[.AB24]+[.AC24]" office:value-type="float" office:value="1347" calcext:value-type="float">
            <text:p>1,347 </text:p>
          </table:table-cell>
          <table:table-cell table:style-name="ce15" office:value-type="float" office:value="658" calcext:value-type="float">
            <text:p>658 </text:p>
          </table:table-cell>
          <table:table-cell table:style-name="ce15" office:value-type="float" office:value="689" calcext:value-type="float">
            <text:p>689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德國 Germany</text:p>
          </table:table-cell>
          <table:table-cell table:style-name="ce15" table:formula="of:=[.D25]+[.E25]" office:value-type="float" office:value="42263" calcext:value-type="float">
            <text:p>42,263 </text:p>
          </table:table-cell>
          <table:table-cell table:style-name="ce15" office:value-type="float" office:value="19291" calcext:value-type="float">
            <text:p>19,291 </text:p>
          </table:table-cell>
          <table:table-cell table:style-name="ce15" office:value-type="float" office:value="22972" calcext:value-type="float">
            <text:p>22,972 </text:p>
          </table:table-cell>
          <table:table-cell table:style-name="ce15" table:formula="of:=[.G25]+[.H25]" office:value-type="float" office:value="1351" calcext:value-type="float">
            <text:p>1,351 </text:p>
          </table:table-cell>
          <table:table-cell table:style-name="ce15" office:value-type="float" office:value="691" calcext:value-type="float">
            <text:p>691 </text:p>
          </table:table-cell>
          <table:table-cell table:style-name="ce15" office:value-type="float" office:value="660" calcext:value-type="float">
            <text:p>660 </text:p>
          </table:table-cell>
          <table:table-cell table:style-name="ce15" table:formula="of:=[.J25]+[.K25]" office:value-type="float" office:value="1973" calcext:value-type="float">
            <text:p>1,973 </text:p>
          </table:table-cell>
          <table:table-cell table:style-name="ce15" office:value-type="float" office:value="926" calcext:value-type="float">
            <text:p>926 </text:p>
          </table:table-cell>
          <table:table-cell table:style-name="ce15" office:value-type="float" office:value="1047" calcext:value-type="float">
            <text:p>1,047 </text:p>
          </table:table-cell>
          <table:table-cell table:style-name="ce15" table:formula="of:=[.M25]+[.N25]" office:value-type="float" office:value="5116" calcext:value-type="float">
            <text:p>5,116 </text:p>
          </table:table-cell>
          <table:table-cell table:style-name="ce15" office:value-type="float" office:value="1903" calcext:value-type="float">
            <text:p>1,903 </text:p>
          </table:table-cell>
          <table:table-cell table:style-name="ce15" office:value-type="float" office:value="3213" calcext:value-type="float">
            <text:p>3,213 </text:p>
          </table:table-cell>
          <table:table-cell table:style-name="ce15" table:formula="of:=[.P25]+[.Q25]" office:value-type="float" office:value="10208" calcext:value-type="float">
            <text:p>10,208 </text:p>
          </table:table-cell>
          <table:table-cell table:style-name="ce15" office:value-type="float" office:value="4832" calcext:value-type="float">
            <text:p>4,832 </text:p>
          </table:table-cell>
          <table:table-cell table:style-name="ce15" office:value-type="float" office:value="5376" calcext:value-type="float">
            <text:p>5,376 </text:p>
          </table:table-cell>
          <table:table-cell table:style-name="ce15" table:formula="of:=[.S25]+[.T25]" office:value-type="float" office:value="9114" calcext:value-type="float">
            <text:p>9,114 </text:p>
          </table:table-cell>
          <table:table-cell table:style-name="ce15" office:value-type="float" office:value="4098" calcext:value-type="float">
            <text:p>4,098 </text:p>
          </table:table-cell>
          <table:table-cell table:style-name="ce15" office:value-type="float" office:value="5016" calcext:value-type="float">
            <text:p>5,016 </text:p>
          </table:table-cell>
          <table:table-cell table:style-name="ce15" table:formula="of:=[.V25]+[.W25]" office:value-type="float" office:value="8761" calcext:value-type="float">
            <text:p>8,761 </text:p>
          </table:table-cell>
          <table:table-cell table:style-name="ce15" office:value-type="float" office:value="4036" calcext:value-type="float">
            <text:p>4,036 </text:p>
          </table:table-cell>
          <table:table-cell table:style-name="ce15" office:value-type="float" office:value="4725" calcext:value-type="float">
            <text:p>4,725 </text:p>
          </table:table-cell>
          <table:table-cell table:style-name="ce15" table:formula="of:=[.Y25]+[.Z25]" office:value-type="float" office:value="3567" calcext:value-type="float">
            <text:p>3,567 </text:p>
          </table:table-cell>
          <table:table-cell table:style-name="ce15" office:value-type="float" office:value="1709" calcext:value-type="float">
            <text:p>1,709 </text:p>
          </table:table-cell>
          <table:table-cell table:style-name="ce15" office:value-type="float" office:value="1858" calcext:value-type="float">
            <text:p>1,858 </text:p>
          </table:table-cell>
          <table:table-cell table:style-name="ce15" table:formula="of:=[.AB25]+[.AC25]" office:value-type="float" office:value="2173" calcext:value-type="float">
            <text:p>2,173 </text:p>
          </table:table-cell>
          <table:table-cell table:style-name="ce15" office:value-type="float" office:value="1096" calcext:value-type="float">
            <text:p>1,096 </text:p>
          </table:table-cell>
          <table:table-cell table:style-name="ce15" office:value-type="float" office:value="1077" calcext:value-type="float">
            <text:p>1,077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義大利 Italy</text:p>
          </table:table-cell>
          <table:table-cell table:style-name="ce15" table:formula="of:=[.D26]+[.E26]" office:value-type="float" office:value="14" calcext:value-type="float">
            <text:p>14 </text:p>
          </table:table-cell>
          <table:table-cell table:number-columns-repeated="2" table:style-name="ce15" office:value-type="float" office:value="7" calcext:value-type="float">
            <text:p>7 </text:p>
          </table:table-cell>
          <table:table-cell table:style-name="ce15" table:formula="of:=[.G26]+[.H26]" office:value-type="float" office:value="3" calcext:value-type="float">
            <text:p>3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2" calcext:value-type="float">
            <text:p>2 </text:p>
          </table:table-cell>
          <table:table-cell table:style-name="ce15" table:formula="of:=[.J26]+[.K26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26]+[.N26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P26]+[.Q26]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15" office:value-type="float" office:value="1" calcext:value-type="float">
            <text:p>1 </text:p>
          </table:table-cell>
          <table:table-cell table:style-name="ce15" table:formula="of:=[.S26]+[.T26]" office:value-type="float" office:value="8" calcext:value-type="float">
            <text:p>8 </text:p>
          </table:table-cell>
          <table:table-cell table:style-name="ce15" office:value-type="float" office:value="5" calcext:value-type="float">
            <text:p>5 </text:p>
          </table:table-cell>
          <table:table-cell table:style-name="ce15" office:value-type="float" office:value="3" calcext:value-type="float">
            <text:p>3 </text:p>
          </table:table-cell>
          <table:table-cell table:style-name="ce15" table:formula="of:=[.V26]+[.W26]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15" office:value-type="float" office:value="1" calcext:value-type="float">
            <text:p>1 </text:p>
          </table:table-cell>
          <table:table-cell table:style-name="ce15" table:formula="of:=[.Y26]+[.Z26]" office:value-type="float" office:value="1" calcext:value-type="float">
            <text:p>1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AB26]+[.AC26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荷蘭 Netherlands</text:p>
          </table:table-cell>
          <table:table-cell table:style-name="ce15" table:formula="of:=[.D27]+[.E27]" office:value-type="float" office:value="25897" calcext:value-type="float">
            <text:p>25,897 </text:p>
          </table:table-cell>
          <table:table-cell table:style-name="ce15" office:value-type="float" office:value="11684" calcext:value-type="float">
            <text:p>11,684 </text:p>
          </table:table-cell>
          <table:table-cell table:style-name="ce15" office:value-type="float" office:value="14213" calcext:value-type="float">
            <text:p>14,213 </text:p>
          </table:table-cell>
          <table:table-cell table:style-name="ce15" table:formula="of:=[.G27]+[.H27]" office:value-type="float" office:value="1072" calcext:value-type="float">
            <text:p>1,072 </text:p>
          </table:table-cell>
          <table:table-cell table:style-name="ce15" office:value-type="float" office:value="533" calcext:value-type="float">
            <text:p>533 </text:p>
          </table:table-cell>
          <table:table-cell table:style-name="ce15" office:value-type="float" office:value="539" calcext:value-type="float">
            <text:p>539 </text:p>
          </table:table-cell>
          <table:table-cell table:style-name="ce15" table:formula="of:=[.J27]+[.K27]" office:value-type="float" office:value="1238" calcext:value-type="float">
            <text:p>1,238 </text:p>
          </table:table-cell>
          <table:table-cell table:style-name="ce15" office:value-type="float" office:value="540" calcext:value-type="float">
            <text:p>540 </text:p>
          </table:table-cell>
          <table:table-cell table:style-name="ce15" office:value-type="float" office:value="698" calcext:value-type="float">
            <text:p>698 </text:p>
          </table:table-cell>
          <table:table-cell table:style-name="ce15" table:formula="of:=[.M27]+[.N27]" office:value-type="float" office:value="4666" calcext:value-type="float">
            <text:p>4,666 </text:p>
          </table:table-cell>
          <table:table-cell table:style-name="ce15" office:value-type="float" office:value="1834" calcext:value-type="float">
            <text:p>1,834 </text:p>
          </table:table-cell>
          <table:table-cell table:style-name="ce15" office:value-type="float" office:value="2832" calcext:value-type="float">
            <text:p>2,832 </text:p>
          </table:table-cell>
          <table:table-cell table:style-name="ce15" table:formula="of:=[.P27]+[.Q27]" office:value-type="float" office:value="6884" calcext:value-type="float">
            <text:p>6,884 </text:p>
          </table:table-cell>
          <table:table-cell table:style-name="ce15" office:value-type="float" office:value="3152" calcext:value-type="float">
            <text:p>3,152 </text:p>
          </table:table-cell>
          <table:table-cell table:style-name="ce15" office:value-type="float" office:value="3732" calcext:value-type="float">
            <text:p>3,732 </text:p>
          </table:table-cell>
          <table:table-cell table:style-name="ce15" table:formula="of:=[.S27]+[.T27]" office:value-type="float" office:value="5286" calcext:value-type="float">
            <text:p>5,286 </text:p>
          </table:table-cell>
          <table:table-cell table:style-name="ce15" office:value-type="float" office:value="2443" calcext:value-type="float">
            <text:p>2,443 </text:p>
          </table:table-cell>
          <table:table-cell table:style-name="ce15" office:value-type="float" office:value="2843" calcext:value-type="float">
            <text:p>2,843 </text:p>
          </table:table-cell>
          <table:table-cell table:style-name="ce15" table:formula="of:=[.V27]+[.W27]" office:value-type="float" office:value="4139" calcext:value-type="float">
            <text:p>4,139 </text:p>
          </table:table-cell>
          <table:table-cell table:style-name="ce15" office:value-type="float" office:value="1916" calcext:value-type="float">
            <text:p>1,916 </text:p>
          </table:table-cell>
          <table:table-cell table:style-name="ce15" office:value-type="float" office:value="2223" calcext:value-type="float">
            <text:p>2,223 </text:p>
          </table:table-cell>
          <table:table-cell table:style-name="ce15" table:formula="of:=[.Y27]+[.Z27]" office:value-type="float" office:value="1589" calcext:value-type="float">
            <text:p>1,589 </text:p>
          </table:table-cell>
          <table:table-cell table:style-name="ce15" office:value-type="float" office:value="755" calcext:value-type="float">
            <text:p>755 </text:p>
          </table:table-cell>
          <table:table-cell table:style-name="ce15" office:value-type="float" office:value="834" calcext:value-type="float">
            <text:p>834 </text:p>
          </table:table-cell>
          <table:table-cell table:style-name="ce15" table:formula="of:=[.AB27]+[.AC27]" office:value-type="float" office:value="1023" calcext:value-type="float">
            <text:p>1,023 </text:p>
          </table:table-cell>
          <table:table-cell table:style-name="ce15" office:value-type="float" office:value="511" calcext:value-type="float">
            <text:p>511 </text:p>
          </table:table-cell>
          <table:table-cell table:style-name="ce15" office:value-type="float" office:value="512" calcext:value-type="float">
            <text:p>51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瑞士 Switzerland</text:p>
          </table:table-cell>
          <table:table-cell table:style-name="ce15" table:formula="of:=[.D28]+[.E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G28]+[.H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28]+[.K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28]+[.N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P28]+[.Q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S28]+[.T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V28]+[.W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Y28]+[.Z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AB28]+[.AC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英國 United Kingdom</text:p>
          </table:table-cell>
          <table:table-cell table:style-name="ce15" table:formula="of:=[.D29]+[.E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G29]+[.H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29]+[.K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29]+[.N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P29]+[.Q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S29]+[.T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V29]+[.W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Y29]+[.Z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AB29]+[.AC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奧地利 Austria</text:p>
          </table:table-cell>
          <table:table-cell table:style-name="ce15" table:formula="of:=[.D30]+[.E30]" office:value-type="float" office:value="25048" calcext:value-type="float">
            <text:p>25,048 </text:p>
          </table:table-cell>
          <table:table-cell table:style-name="ce15" office:value-type="float" office:value="9680" calcext:value-type="float">
            <text:p>9,680 </text:p>
          </table:table-cell>
          <table:table-cell table:style-name="ce15" office:value-type="float" office:value="15368" calcext:value-type="float">
            <text:p>15,368 </text:p>
          </table:table-cell>
          <table:table-cell table:style-name="ce15" table:formula="of:=[.G30]+[.H30]" office:value-type="float" office:value="678" calcext:value-type="float">
            <text:p>678 </text:p>
          </table:table-cell>
          <table:table-cell table:style-name="ce15" office:value-type="float" office:value="319" calcext:value-type="float">
            <text:p>319 </text:p>
          </table:table-cell>
          <table:table-cell table:style-name="ce15" office:value-type="float" office:value="359" calcext:value-type="float">
            <text:p>359 </text:p>
          </table:table-cell>
          <table:table-cell table:style-name="ce15" table:formula="of:=[.J30]+[.K30]" office:value-type="float" office:value="1213" calcext:value-type="float">
            <text:p>1,213 </text:p>
          </table:table-cell>
          <table:table-cell table:style-name="ce15" office:value-type="float" office:value="530" calcext:value-type="float">
            <text:p>530 </text:p>
          </table:table-cell>
          <table:table-cell table:style-name="ce15" office:value-type="float" office:value="683" calcext:value-type="float">
            <text:p>683 </text:p>
          </table:table-cell>
          <table:table-cell table:style-name="ce15" table:formula="of:=[.M30]+[.N30]" office:value-type="float" office:value="2340" calcext:value-type="float">
            <text:p>2,340 </text:p>
          </table:table-cell>
          <table:table-cell table:style-name="ce15" office:value-type="float" office:value="831" calcext:value-type="float">
            <text:p>831 </text:p>
          </table:table-cell>
          <table:table-cell table:style-name="ce15" office:value-type="float" office:value="1509" calcext:value-type="float">
            <text:p>1,509 </text:p>
          </table:table-cell>
          <table:table-cell table:style-name="ce15" table:formula="of:=[.P30]+[.Q30]" office:value-type="float" office:value="4915" calcext:value-type="float">
            <text:p>4,915 </text:p>
          </table:table-cell>
          <table:table-cell table:style-name="ce15" office:value-type="float" office:value="2102" calcext:value-type="float">
            <text:p>2,102 </text:p>
          </table:table-cell>
          <table:table-cell table:style-name="ce15" office:value-type="float" office:value="2813" calcext:value-type="float">
            <text:p>2,813 </text:p>
          </table:table-cell>
          <table:table-cell table:style-name="ce15" table:formula="of:=[.S30]+[.T30]" office:value-type="float" office:value="4618" calcext:value-type="float">
            <text:p>4,618 </text:p>
          </table:table-cell>
          <table:table-cell table:style-name="ce15" office:value-type="float" office:value="1562" calcext:value-type="float">
            <text:p>1,562 </text:p>
          </table:table-cell>
          <table:table-cell table:style-name="ce15" office:value-type="float" office:value="3056" calcext:value-type="float">
            <text:p>3,056 </text:p>
          </table:table-cell>
          <table:table-cell table:style-name="ce15" table:formula="of:=[.V30]+[.W30]" office:value-type="float" office:value="5883" calcext:value-type="float">
            <text:p>5,883 </text:p>
          </table:table-cell>
          <table:table-cell table:style-name="ce15" office:value-type="float" office:value="2027" calcext:value-type="float">
            <text:p>2,027 </text:p>
          </table:table-cell>
          <table:table-cell table:style-name="ce15" office:value-type="float" office:value="3856" calcext:value-type="float">
            <text:p>3,856 </text:p>
          </table:table-cell>
          <table:table-cell table:style-name="ce15" table:formula="of:=[.Y30]+[.Z30]" office:value-type="float" office:value="3148" calcext:value-type="float">
            <text:p>3,148 </text:p>
          </table:table-cell>
          <table:table-cell table:style-name="ce15" office:value-type="float" office:value="1258" calcext:value-type="float">
            <text:p>1,258 </text:p>
          </table:table-cell>
          <table:table-cell table:style-name="ce15" office:value-type="float" office:value="1890" calcext:value-type="float">
            <text:p>1,890 </text:p>
          </table:table-cell>
          <table:table-cell table:style-name="ce15" table:formula="of:=[.AB30]+[.AC30]" office:value-type="float" office:value="2253" calcext:value-type="float">
            <text:p>2,253 </text:p>
          </table:table-cell>
          <table:table-cell table:style-name="ce15" office:value-type="float" office:value="1051" calcext:value-type="float">
            <text:p>1,051 </text:p>
          </table:table-cell>
          <table:table-cell table:style-name="ce15" office:value-type="float" office:value="1202" calcext:value-type="float">
            <text:p>1,20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歐洲其他地區 Others</text:p>
          </table:table-cell>
          <table:table-cell table:style-name="ce15" table:formula="of:=[.D31]+[.E31]" office:value-type="float" office:value="3538" calcext:value-type="float">
            <text:p>3,538 </text:p>
          </table:table-cell>
          <table:table-cell table:style-name="ce15" office:value-type="float" office:value="1409" calcext:value-type="float">
            <text:p>1,409 </text:p>
          </table:table-cell>
          <table:table-cell table:style-name="ce15" office:value-type="float" office:value="2129" calcext:value-type="float">
            <text:p>2,129 </text:p>
          </table:table-cell>
          <table:table-cell table:style-name="ce15" table:formula="of:=[.G31]+[.H31]" office:value-type="float" office:value="69" calcext:value-type="float">
            <text:p>69 </text:p>
          </table:table-cell>
          <table:table-cell table:style-name="ce15" office:value-type="float" office:value="36" calcext:value-type="float">
            <text:p>36 </text:p>
          </table:table-cell>
          <table:table-cell table:style-name="ce15" office:value-type="float" office:value="33" calcext:value-type="float">
            <text:p>33 </text:p>
          </table:table-cell>
          <table:table-cell table:style-name="ce15" table:formula="of:=[.J31]+[.K31]" office:value-type="float" office:value="126" calcext:value-type="float">
            <text:p>126 </text:p>
          </table:table-cell>
          <table:table-cell table:number-columns-repeated="2" table:style-name="ce15" office:value-type="float" office:value="63" calcext:value-type="float">
            <text:p>63 </text:p>
          </table:table-cell>
          <table:table-cell table:style-name="ce15" table:formula="of:=[.M31]+[.N31]" office:value-type="float" office:value="299" calcext:value-type="float">
            <text:p>299 </text:p>
          </table:table-cell>
          <table:table-cell table:style-name="ce15" office:value-type="float" office:value="127" calcext:value-type="float">
            <text:p>127 </text:p>
          </table:table-cell>
          <table:table-cell table:style-name="ce15" office:value-type="float" office:value="172" calcext:value-type="float">
            <text:p>172 </text:p>
          </table:table-cell>
          <table:table-cell table:style-name="ce15" table:formula="of:=[.P31]+[.Q31]" office:value-type="float" office:value="421" calcext:value-type="float">
            <text:p>421 </text:p>
          </table:table-cell>
          <table:table-cell table:style-name="ce15" office:value-type="float" office:value="138" calcext:value-type="float">
            <text:p>138 </text:p>
          </table:table-cell>
          <table:table-cell table:style-name="ce15" office:value-type="float" office:value="283" calcext:value-type="float">
            <text:p>283 </text:p>
          </table:table-cell>
          <table:table-cell table:style-name="ce15" table:formula="of:=[.S31]+[.T31]" office:value-type="float" office:value="564" calcext:value-type="float">
            <text:p>564 </text:p>
          </table:table-cell>
          <table:table-cell table:style-name="ce15" office:value-type="float" office:value="173" calcext:value-type="float">
            <text:p>173 </text:p>
          </table:table-cell>
          <table:table-cell table:style-name="ce15" office:value-type="float" office:value="391" calcext:value-type="float">
            <text:p>391 </text:p>
          </table:table-cell>
          <table:table-cell table:style-name="ce15" table:formula="of:=[.V31]+[.W31]" office:value-type="float" office:value="805" calcext:value-type="float">
            <text:p>805 </text:p>
          </table:table-cell>
          <table:table-cell table:style-name="ce15" office:value-type="float" office:value="279" calcext:value-type="float">
            <text:p>279 </text:p>
          </table:table-cell>
          <table:table-cell table:style-name="ce15" office:value-type="float" office:value="526" calcext:value-type="float">
            <text:p>526 </text:p>
          </table:table-cell>
          <table:table-cell table:style-name="ce15" table:formula="of:=[.Y31]+[.Z31]" office:value-type="float" office:value="636" calcext:value-type="float">
            <text:p>636 </text:p>
          </table:table-cell>
          <table:table-cell table:style-name="ce15" office:value-type="float" office:value="275" calcext:value-type="float">
            <text:p>275 </text:p>
          </table:table-cell>
          <table:table-cell table:style-name="ce15" office:value-type="float" office:value="361" calcext:value-type="float">
            <text:p>361 </text:p>
          </table:table-cell>
          <table:table-cell table:style-name="ce15" table:formula="of:=[.AB31]+[.AC31]" office:value-type="float" office:value="618" calcext:value-type="float">
            <text:p>618 </text:p>
          </table:table-cell>
          <table:table-cell table:style-name="ce15" office:value-type="float" office:value="318" calcext:value-type="float">
            <text:p>318 </text:p>
          </table:table-cell>
          <table:table-cell table:style-name="ce15" office:value-type="float" office:value="300" calcext:value-type="float">
            <text:p>300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2" office:value-type="string" calcext:value-type="string">
            <text:p>歐洲合計 Total</text:p>
          </table:table-cell>
          <table:table-cell table:style-name="ce15" table:formula="of:=[.D32]+[.E32]" office:value-type="float" office:value="129279" calcext:value-type="float">
            <text:p>129,279 </text:p>
          </table:table-cell>
          <table:table-cell table:style-name="ce15" office:value-type="float" office:value="55527" calcext:value-type="float">
            <text:p>55,527 </text:p>
          </table:table-cell>
          <table:table-cell table:style-name="ce15" office:value-type="float" office:value="73752" calcext:value-type="float">
            <text:p>73,752 </text:p>
          </table:table-cell>
          <table:table-cell table:style-name="ce15" table:formula="of:=[.G32]+[.H32]" office:value-type="float" office:value="4518" calcext:value-type="float">
            <text:p>4,518 </text:p>
          </table:table-cell>
          <table:table-cell table:style-name="ce15" office:value-type="float" office:value="2255" calcext:value-type="float">
            <text:p>2,255 </text:p>
          </table:table-cell>
          <table:table-cell table:style-name="ce15" office:value-type="float" office:value="2263" calcext:value-type="float">
            <text:p>2,263 </text:p>
          </table:table-cell>
          <table:table-cell table:style-name="ce15" table:formula="of:=[.J32]+[.K32]" office:value-type="float" office:value="5818" calcext:value-type="float">
            <text:p>5,818 </text:p>
          </table:table-cell>
          <table:table-cell table:style-name="ce15" office:value-type="float" office:value="2575" calcext:value-type="float">
            <text:p>2,575 </text:p>
          </table:table-cell>
          <table:table-cell table:style-name="ce15" office:value-type="float" office:value="3243" calcext:value-type="float">
            <text:p>3,243 </text:p>
          </table:table-cell>
          <table:table-cell table:style-name="ce15" table:formula="of:=[.M32]+[.N32]" office:value-type="float" office:value="17100" calcext:value-type="float">
            <text:p>17,100 </text:p>
          </table:table-cell>
          <table:table-cell table:style-name="ce15" office:value-type="float" office:value="6161" calcext:value-type="float">
            <text:p>6,161 </text:p>
          </table:table-cell>
          <table:table-cell table:style-name="ce15" office:value-type="float" office:value="10939" calcext:value-type="float">
            <text:p>10,939 </text:p>
          </table:table-cell>
          <table:table-cell table:style-name="ce15" table:formula="of:=[.P32]+[.Q32]" office:value-type="float" office:value="31458" calcext:value-type="float">
            <text:p>31,458 </text:p>
          </table:table-cell>
          <table:table-cell table:style-name="ce15" office:value-type="float" office:value="13858" calcext:value-type="float">
            <text:p>13,858 </text:p>
          </table:table-cell>
          <table:table-cell table:style-name="ce15" office:value-type="float" office:value="17600" calcext:value-type="float">
            <text:p>17,600 </text:p>
          </table:table-cell>
          <table:table-cell table:style-name="ce15" table:formula="of:=[.S32]+[.T32]" office:value-type="float" office:value="26678" calcext:value-type="float">
            <text:p>26,678 </text:p>
          </table:table-cell>
          <table:table-cell table:style-name="ce15" office:value-type="float" office:value="11376" calcext:value-type="float">
            <text:p>11,376 </text:p>
          </table:table-cell>
          <table:table-cell table:style-name="ce15" office:value-type="float" office:value="15302" calcext:value-type="float">
            <text:p>15,302 </text:p>
          </table:table-cell>
          <table:table-cell table:style-name="ce15" table:formula="of:=[.V32]+[.W32]" office:value-type="float" office:value="25207" calcext:value-type="float">
            <text:p>25,207 </text:p>
          </table:table-cell>
          <table:table-cell table:style-name="ce15" office:value-type="float" office:value="10706" calcext:value-type="float">
            <text:p>10,706 </text:p>
          </table:table-cell>
          <table:table-cell table:style-name="ce15" office:value-type="float" office:value="14501" calcext:value-type="float">
            <text:p>14,501 </text:p>
          </table:table-cell>
          <table:table-cell table:style-name="ce15" table:formula="of:=[.Y32]+[.Z32]" office:value-type="float" office:value="11086" calcext:value-type="float">
            <text:p>11,086 </text:p>
          </table:table-cell>
          <table:table-cell table:style-name="ce15" office:value-type="float" office:value="4962" calcext:value-type="float">
            <text:p>4,962 </text:p>
          </table:table-cell>
          <table:table-cell table:style-name="ce15" office:value-type="float" office:value="6124" calcext:value-type="float">
            <text:p>6,124 </text:p>
          </table:table-cell>
          <table:table-cell table:style-name="ce15" table:formula="of:=[.AB32]+[.AC32]" office:value-type="float" office:value="7414" calcext:value-type="float">
            <text:p>7,414 </text:p>
          </table:table-cell>
          <table:table-cell table:style-name="ce15" office:value-type="float" office:value="3634" calcext:value-type="float">
            <text:p>3,634 </text:p>
          </table:table-cell>
          <table:table-cell table:style-name="ce15" office:value-type="float" office:value="3780" calcext:value-type="float">
            <text:p>3,780 </text:p>
          </table:table-cell>
          <table:table-cell table:style-name="ce23"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5">
            <text:p>大洋洲</text:p>
          </table:table-cell>
          <table:table-cell table:style-name="ce12" office:value-type="string" calcext:value-type="string">
            <text:p>澳大利亞 Australia</text:p>
          </table:table-cell>
          <table:table-cell table:style-name="ce15" table:formula="of:=[.D33]+[.E33]" office:value-type="float" office:value="75123" calcext:value-type="float">
            <text:p>75,123 </text:p>
          </table:table-cell>
          <table:table-cell table:style-name="ce15" office:value-type="float" office:value="31541" calcext:value-type="float">
            <text:p>31,541 </text:p>
          </table:table-cell>
          <table:table-cell table:style-name="ce15" office:value-type="float" office:value="43582" calcext:value-type="float">
            <text:p>43,582 </text:p>
          </table:table-cell>
          <table:table-cell table:style-name="ce15" table:formula="of:=[.G33]+[.H33]" office:value-type="float" office:value="4986" calcext:value-type="float">
            <text:p>4,986 </text:p>
          </table:table-cell>
          <table:table-cell table:style-name="ce15" office:value-type="float" office:value="2579" calcext:value-type="float">
            <text:p>2,579 </text:p>
          </table:table-cell>
          <table:table-cell table:style-name="ce15" office:value-type="float" office:value="2407" calcext:value-type="float">
            <text:p>2,407 </text:p>
          </table:table-cell>
          <table:table-cell table:style-name="ce15" table:formula="of:=[.J33]+[.K33]" office:value-type="float" office:value="5982" calcext:value-type="float">
            <text:p>5,982 </text:p>
          </table:table-cell>
          <table:table-cell table:style-name="ce15" office:value-type="float" office:value="2853" calcext:value-type="float">
            <text:p>2,853 </text:p>
          </table:table-cell>
          <table:table-cell table:style-name="ce15" office:value-type="float" office:value="3129" calcext:value-type="float">
            <text:p>3,129 </text:p>
          </table:table-cell>
          <table:table-cell table:style-name="ce15" table:formula="of:=[.M33]+[.N33]" office:value-type="float" office:value="11905" calcext:value-type="float">
            <text:p>11,905 </text:p>
          </table:table-cell>
          <table:table-cell table:style-name="ce15" office:value-type="float" office:value="4867" calcext:value-type="float">
            <text:p>4,867 </text:p>
          </table:table-cell>
          <table:table-cell table:style-name="ce15" office:value-type="float" office:value="7038" calcext:value-type="float">
            <text:p>7,038 </text:p>
          </table:table-cell>
          <table:table-cell table:style-name="ce15" table:formula="of:=[.P33]+[.Q33]" office:value-type="float" office:value="13419" calcext:value-type="float">
            <text:p>13,419 </text:p>
          </table:table-cell>
          <table:table-cell table:style-name="ce15" office:value-type="float" office:value="5110" calcext:value-type="float">
            <text:p>5,110 </text:p>
          </table:table-cell>
          <table:table-cell table:style-name="ce15" office:value-type="float" office:value="8309" calcext:value-type="float">
            <text:p>8,309 </text:p>
          </table:table-cell>
          <table:table-cell table:style-name="ce15" table:formula="of:=[.S33]+[.T33]" office:value-type="float" office:value="12395" calcext:value-type="float">
            <text:p>12,395 </text:p>
          </table:table-cell>
          <table:table-cell table:style-name="ce15" office:value-type="float" office:value="4687" calcext:value-type="float">
            <text:p>4,687 </text:p>
          </table:table-cell>
          <table:table-cell table:style-name="ce15" office:value-type="float" office:value="7708" calcext:value-type="float">
            <text:p>7,708 </text:p>
          </table:table-cell>
          <table:table-cell table:style-name="ce15" table:formula="of:=[.V33]+[.W33]" office:value-type="float" office:value="13331" calcext:value-type="float">
            <text:p>13,331 </text:p>
          </table:table-cell>
          <table:table-cell table:style-name="ce15" office:value-type="float" office:value="5322" calcext:value-type="float">
            <text:p>5,322 </text:p>
          </table:table-cell>
          <table:table-cell table:style-name="ce15" office:value-type="float" office:value="8009" calcext:value-type="float">
            <text:p>8,009 </text:p>
          </table:table-cell>
          <table:table-cell table:style-name="ce15" table:formula="of:=[.Y33]+[.Z33]" office:value-type="float" office:value="7183" calcext:value-type="float">
            <text:p>7,183 </text:p>
          </table:table-cell>
          <table:table-cell table:style-name="ce15" office:value-type="float" office:value="3137" calcext:value-type="float">
            <text:p>3,137 </text:p>
          </table:table-cell>
          <table:table-cell table:style-name="ce15" office:value-type="float" office:value="4046" calcext:value-type="float">
            <text:p>4,046 </text:p>
          </table:table-cell>
          <table:table-cell table:style-name="ce15" table:formula="of:=[.AB33]+[.AC33]" office:value-type="float" office:value="5922" calcext:value-type="float">
            <text:p>5,922 </text:p>
          </table:table-cell>
          <table:table-cell table:style-name="ce15" office:value-type="float" office:value="2986" calcext:value-type="float">
            <text:p>2,986 </text:p>
          </table:table-cell>
          <table:table-cell table:style-name="ce15" office:value-type="float" office:value="2936" calcext:value-type="float">
            <text:p>2,936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紐西蘭 New Zealand</text:p>
          </table:table-cell>
          <table:table-cell table:style-name="ce15" table:formula="of:=[.D34]+[.E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G34]+[.H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34]+[.K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34]+[.N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P34]+[.Q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S34]+[.T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V34]+[.W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Y34]+[.Z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AB34]+[.AC34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帛琉 Palau</text:p>
          </table:table-cell>
          <table:table-cell table:style-name="ce15" table:formula="of:=[.D35]+[.E35]" office:value-type="float" office:value="10917" calcext:value-type="float">
            <text:p>10,917 </text:p>
          </table:table-cell>
          <table:table-cell table:style-name="ce15" office:value-type="float" office:value="5398" calcext:value-type="float">
            <text:p>5,398 </text:p>
          </table:table-cell>
          <table:table-cell table:style-name="ce15" office:value-type="float" office:value="5519" calcext:value-type="float">
            <text:p>5,519 </text:p>
          </table:table-cell>
          <table:table-cell table:style-name="ce15" table:formula="of:=[.G35]+[.H35]" office:value-type="float" office:value="701" calcext:value-type="float">
            <text:p>701 </text:p>
          </table:table-cell>
          <table:table-cell table:style-name="ce15" office:value-type="float" office:value="392" calcext:value-type="float">
            <text:p>392 </text:p>
          </table:table-cell>
          <table:table-cell table:style-name="ce15" office:value-type="float" office:value="309" calcext:value-type="float">
            <text:p>309 </text:p>
          </table:table-cell>
          <table:table-cell table:style-name="ce15" table:formula="of:=[.J35]+[.K35]" office:value-type="float" office:value="846" calcext:value-type="float">
            <text:p>846 </text:p>
          </table:table-cell>
          <table:table-cell table:style-name="ce15" office:value-type="float" office:value="442" calcext:value-type="float">
            <text:p>442 </text:p>
          </table:table-cell>
          <table:table-cell table:style-name="ce15" office:value-type="float" office:value="404" calcext:value-type="float">
            <text:p>404 </text:p>
          </table:table-cell>
          <table:table-cell table:style-name="ce15" table:formula="of:=[.M35]+[.N35]" office:value-type="float" office:value="2482" calcext:value-type="float">
            <text:p>2,482 </text:p>
          </table:table-cell>
          <table:table-cell table:style-name="ce15" office:value-type="float" office:value="991" calcext:value-type="float">
            <text:p>991 </text:p>
          </table:table-cell>
          <table:table-cell table:style-name="ce15" office:value-type="float" office:value="1491" calcext:value-type="float">
            <text:p>1,491 </text:p>
          </table:table-cell>
          <table:table-cell table:style-name="ce15" table:formula="of:=[.P35]+[.Q35]" office:value-type="float" office:value="2897" calcext:value-type="float">
            <text:p>2,897 </text:p>
          </table:table-cell>
          <table:table-cell table:style-name="ce15" office:value-type="float" office:value="1386" calcext:value-type="float">
            <text:p>1,386 </text:p>
          </table:table-cell>
          <table:table-cell table:style-name="ce15" office:value-type="float" office:value="1511" calcext:value-type="float">
            <text:p>1,511 </text:p>
          </table:table-cell>
          <table:table-cell table:style-name="ce15" table:formula="of:=[.S35]+[.T35]" office:value-type="float" office:value="2213" calcext:value-type="float">
            <text:p>2,213 </text:p>
          </table:table-cell>
          <table:table-cell table:style-name="ce15" office:value-type="float" office:value="1171" calcext:value-type="float">
            <text:p>1,171 </text:p>
          </table:table-cell>
          <table:table-cell table:style-name="ce15" office:value-type="float" office:value="1042" calcext:value-type="float">
            <text:p>1,042 </text:p>
          </table:table-cell>
          <table:table-cell table:style-name="ce15" table:formula="of:=[.V35]+[.W35]" office:value-type="float" office:value="1228" calcext:value-type="float">
            <text:p>1,228 </text:p>
          </table:table-cell>
          <table:table-cell table:style-name="ce15" office:value-type="float" office:value="696" calcext:value-type="float">
            <text:p>696 </text:p>
          </table:table-cell>
          <table:table-cell table:style-name="ce15" office:value-type="float" office:value="532" calcext:value-type="float">
            <text:p>532 </text:p>
          </table:table-cell>
          <table:table-cell table:style-name="ce15" table:formula="of:=[.Y35]+[.Z35]" office:value-type="float" office:value="304" calcext:value-type="float">
            <text:p>304 </text:p>
          </table:table-cell>
          <table:table-cell table:style-name="ce15" office:value-type="float" office:value="178" calcext:value-type="float">
            <text:p>178 </text:p>
          </table:table-cell>
          <table:table-cell table:style-name="ce15" office:value-type="float" office:value="126" calcext:value-type="float">
            <text:p>126 </text:p>
          </table:table-cell>
          <table:table-cell table:style-name="ce15" table:formula="of:=[.AB35]+[.AC35]" office:value-type="float" office:value="246" calcext:value-type="float">
            <text:p>246 </text:p>
          </table:table-cell>
          <table:table-cell table:style-name="ce15" office:value-type="float" office:value="142" calcext:value-type="float">
            <text:p>142 </text:p>
          </table:table-cell>
          <table:table-cell table:style-name="ce15" office:value-type="float" office:value="104" calcext:value-type="float">
            <text:p>104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大洋洲其他地區 Others</text:p>
          </table:table-cell>
          <table:table-cell table:style-name="ce15" table:formula="of:=[.D36]+[.E36]" office:value-type="float" office:value="148" calcext:value-type="float">
            <text:p>148 </text:p>
          </table:table-cell>
          <table:table-cell table:style-name="ce15" office:value-type="float" office:value="148" calcext:value-type="float">
            <text:p>148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G36]+[.H36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36]+[.K36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36]+[.N36]" office:value-type="float" office:value="2" calcext:value-type="float">
            <text:p>2 </text:p>
          </table:table-cell>
          <table:table-cell table:style-name="ce15" office:value-type="float" office:value="2" calcext:value-type="float">
            <text:p>2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P36]+[.Q36]" office:value-type="float" office:value="17" calcext:value-type="float">
            <text:p>17 </text:p>
          </table:table-cell>
          <table:table-cell table:style-name="ce15" office:value-type="float" office:value="17" calcext:value-type="float">
            <text:p>17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S36]+[.T36]" office:value-type="float" office:value="39" calcext:value-type="float">
            <text:p>39 </text:p>
          </table:table-cell>
          <table:table-cell table:style-name="ce15" office:value-type="float" office:value="39" calcext:value-type="float">
            <text:p>39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V36]+[.W36]" office:value-type="float" office:value="46" calcext:value-type="float">
            <text:p>46 </text:p>
          </table:table-cell>
          <table:table-cell table:style-name="ce15" office:value-type="float" office:value="46" calcext:value-type="float">
            <text:p>46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Y36]+[.Z36]" office:value-type="float" office:value="28" calcext:value-type="float">
            <text:p>28 </text:p>
          </table:table-cell>
          <table:table-cell table:style-name="ce15" office:value-type="float" office:value="28" calcext:value-type="float">
            <text:p>28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AB36]+[.AC36]" office:value-type="float" office:value="16" calcext:value-type="float">
            <text:p>16 </text:p>
          </table:table-cell>
          <table:table-cell table:style-name="ce15" office:value-type="float" office:value="16" calcext:value-type="float">
            <text:p>16 </text:p>
          </table:table-cell>
          <table:table-cell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2" office:value-type="string" calcext:value-type="string">
            <text:p>大洋洲合計 Total</text:p>
          </table:table-cell>
          <table:table-cell table:style-name="ce15" table:formula="of:=[.D37]+[.E37]" office:value-type="float" office:value="86188" calcext:value-type="float">
            <text:p>86,188 </text:p>
          </table:table-cell>
          <table:table-cell table:style-name="ce15" office:value-type="float" office:value="37087" calcext:value-type="float">
            <text:p>37,087 </text:p>
          </table:table-cell>
          <table:table-cell table:style-name="ce15" office:value-type="float" office:value="49101" calcext:value-type="float">
            <text:p>49,101 </text:p>
          </table:table-cell>
          <table:table-cell table:style-name="ce15" table:formula="of:=[.G37]+[.H37]" office:value-type="float" office:value="5687" calcext:value-type="float">
            <text:p>5,687 </text:p>
          </table:table-cell>
          <table:table-cell table:style-name="ce15" office:value-type="float" office:value="2971" calcext:value-type="float">
            <text:p>2,971 </text:p>
          </table:table-cell>
          <table:table-cell table:style-name="ce15" office:value-type="float" office:value="2716" calcext:value-type="float">
            <text:p>2,716 </text:p>
          </table:table-cell>
          <table:table-cell table:style-name="ce15" table:formula="of:=[.J37]+[.K37]" office:value-type="float" office:value="6828" calcext:value-type="float">
            <text:p>6,828 </text:p>
          </table:table-cell>
          <table:table-cell table:style-name="ce15" office:value-type="float" office:value="3295" calcext:value-type="float">
            <text:p>3,295 </text:p>
          </table:table-cell>
          <table:table-cell table:style-name="ce15" office:value-type="float" office:value="3533" calcext:value-type="float">
            <text:p>3,533 </text:p>
          </table:table-cell>
          <table:table-cell table:style-name="ce15" table:formula="of:=[.M37]+[.N37]" office:value-type="float" office:value="14389" calcext:value-type="float">
            <text:p>14,389 </text:p>
          </table:table-cell>
          <table:table-cell table:style-name="ce15" office:value-type="float" office:value="5860" calcext:value-type="float">
            <text:p>5,860 </text:p>
          </table:table-cell>
          <table:table-cell table:style-name="ce15" office:value-type="float" office:value="8529" calcext:value-type="float">
            <text:p>8,529 </text:p>
          </table:table-cell>
          <table:table-cell table:style-name="ce15" table:formula="of:=[.P37]+[.Q37]" office:value-type="float" office:value="16333" calcext:value-type="float">
            <text:p>16,333 </text:p>
          </table:table-cell>
          <table:table-cell table:style-name="ce15" office:value-type="float" office:value="6513" calcext:value-type="float">
            <text:p>6,513 </text:p>
          </table:table-cell>
          <table:table-cell table:style-name="ce15" office:value-type="float" office:value="9820" calcext:value-type="float">
            <text:p>9,820 </text:p>
          </table:table-cell>
          <table:table-cell table:style-name="ce15" table:formula="of:=[.S37]+[.T37]" office:value-type="float" office:value="14647" calcext:value-type="float">
            <text:p>14,647 </text:p>
          </table:table-cell>
          <table:table-cell table:style-name="ce15" office:value-type="float" office:value="5897" calcext:value-type="float">
            <text:p>5,897 </text:p>
          </table:table-cell>
          <table:table-cell table:style-name="ce15" office:value-type="float" office:value="8750" calcext:value-type="float">
            <text:p>8,750 </text:p>
          </table:table-cell>
          <table:table-cell table:style-name="ce15" table:formula="of:=[.V37]+[.W37]" office:value-type="float" office:value="14605" calcext:value-type="float">
            <text:p>14,605 </text:p>
          </table:table-cell>
          <table:table-cell table:style-name="ce15" office:value-type="float" office:value="6064" calcext:value-type="float">
            <text:p>6,064 </text:p>
          </table:table-cell>
          <table:table-cell table:style-name="ce15" office:value-type="float" office:value="8541" calcext:value-type="float">
            <text:p>8,541 </text:p>
          </table:table-cell>
          <table:table-cell table:style-name="ce15" table:formula="of:=[.Y37]+[.Z37]" office:value-type="float" office:value="7515" calcext:value-type="float">
            <text:p>7,515 </text:p>
          </table:table-cell>
          <table:table-cell table:style-name="ce15" office:value-type="float" office:value="3343" calcext:value-type="float">
            <text:p>3,343 </text:p>
          </table:table-cell>
          <table:table-cell table:style-name="ce15" office:value-type="float" office:value="4172" calcext:value-type="float">
            <text:p>4,172 </text:p>
          </table:table-cell>
          <table:table-cell table:style-name="ce15" table:formula="of:=[.AB37]+[.AC37]" office:value-type="float" office:value="6184" calcext:value-type="float">
            <text:p>6,184 </text:p>
          </table:table-cell>
          <table:table-cell table:style-name="ce15" office:value-type="float" office:value="3144" calcext:value-type="float">
            <text:p>3,144 </text:p>
          </table:table-cell>
          <table:table-cell table:style-name="ce15" office:value-type="float" office:value="3040" calcext:value-type="float">
            <text:p>3,040 </text:p>
          </table:table-cell>
          <table:table-cell table:style-name="ce23"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3">
            <text:p>非洲地區</text:p>
          </table:table-cell>
          <table:table-cell table:style-name="ce12" office:value-type="string" calcext:value-type="string">
            <text:p>南非 S.Africa</text:p>
          </table:table-cell>
          <table:table-cell table:style-name="ce15" table:formula="of:=[.D38]+[.E38]" office:value-type="float" office:value="6" calcext:value-type="float">
            <text:p>6 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G38]+[.H3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38]+[.K3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38]+[.N3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P38]+[.Q3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S38]+[.T38]" office:value-type="float" office:value="1" calcext:value-type="float">
            <text:p>1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V38]+[.W3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Y38]+[.Z38]" office:value-type="float" office:value="3" calcext:value-type="float">
            <text:p>3 </text:p>
          </table:table-cell>
          <table:table-cell table:style-name="ce15" office:value-type="float" office:value="3" calcext:value-type="float">
            <text:p>3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AB38]+[.AC38]" office:value-type="float" office:value="2" calcext:value-type="float">
            <text:p>2 </text:p>
          </table:table-cell>
          <table:table-cell table:style-name="ce15" office:value-type="float" office:value="2" calcext:value-type="float">
            <text:p>2 </text:p>
          </table:table-cell>
          <table:table-cell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3" office:value-type="string" calcext:value-type="string">
            <text:p>非洲其他地區 Others</text:p>
          </table:table-cell>
          <table:table-cell table:style-name="ce15" table:formula="of:=[.D39]+[.E39]" office:value-type="float" office:value="5" calcext:value-type="float">
            <text:p>5 </text:p>
          </table:table-cell>
          <table:table-cell table:style-name="ce15" office:value-type="float" office:value="5" calcext:value-type="float">
            <text:p>5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G39]+[.H3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39]+[.K3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39]+[.N3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P39]+[.Q3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S39]+[.T39]" office:value-type="float" office:value="1" calcext:value-type="float">
            <text:p>1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V39]+[.W39]" office:value-type="float" office:value="1" calcext:value-type="float">
            <text:p>1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Y39]+[.Z39]" office:value-type="float" office:value="1" calcext:value-type="float">
            <text:p>1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AB39]+[.AC39]" office:value-type="float" office:value="2" calcext:value-type="float">
            <text:p>2 </text:p>
          </table:table-cell>
          <table:table-cell table:style-name="ce15" office:value-type="float" office:value="2" calcext:value-type="float">
            <text:p>2 </text:p>
          </table:table-cell>
          <table:table-cell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4" office:value-type="string" calcext:value-type="string">
            <text:p>非洲合計 Total</text:p>
          </table:table-cell>
          <table:table-cell table:style-name="ce15" table:formula="of:=[.D40]+[.E40]" office:value-type="float" office:value="11" calcext:value-type="float">
            <text:p>11 </text:p>
          </table:table-cell>
          <table:table-cell table:style-name="ce15" office:value-type="float" office:value="11" calcext:value-type="float">
            <text:p>11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G40]+[.H40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40]+[.K40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M40]+[.N40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P40]+[.Q40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S40]+[.T40]" office:value-type="float" office:value="2" calcext:value-type="float">
            <text:p>2 </text:p>
          </table:table-cell>
          <table:table-cell table:style-name="ce15" office:value-type="float" office:value="2" calcext:value-type="float">
            <text:p>2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V40]+[.W40]" office:value-type="float" office:value="1" calcext:value-type="float">
            <text:p>1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Y40]+[.Z40]" office:value-type="float" office:value="4" calcext:value-type="float">
            <text:p>4 </text:p>
          </table:table-cell>
          <table:table-cell table:style-name="ce15" office:value-type="float" office:value="4" calcext:value-type="float">
            <text:p>4 </text:p>
          </table:table-cell>
          <table:table-cell table:style-name="ce15" office:value-type="float" office:value="0" calcext:value-type="float">
            <text:p>0 </text:p>
          </table:table-cell>
          <table:table-cell table:style-name="ce15" table:formula="of:=[.AB40]+[.AC40]" office:value-type="float" office:value="4" calcext:value-type="float">
            <text:p>4 </text:p>
          </table:table-cell>
          <table:table-cell table:style-name="ce15" office:value-type="float" office:value="4" calcext:value-type="float">
            <text:p>4 </text:p>
          </table:table-cell>
          <table:table-cell table:style-name="ce15" office:value-type="float" office:value="0" calcext:value-type="float">
            <text:p>0 </text:p>
          </table:table-cell>
          <table:table-cell table:style-name="ce23" table:number-columns-repeated="995"/>
        </table:table-row>
        <table:table-row table:style-name="ro1">
          <table:table-cell table:style-name="ce7"/>
          <table:table-cell table:style-name="ce13" office:value-type="string" calcext:value-type="string">
            <text:p>其他 Others</text:p>
          </table:table-cell>
          <table:table-cell table:style-name="ce16" table:formula="of:=[.D41]+[.E41]" office:value-type="float" office:value="1215" calcext:value-type="float">
            <text:p>1,215 </text:p>
          </table:table-cell>
          <table:table-cell table:style-name="ce15" office:value-type="float" office:value="777" calcext:value-type="float">
            <text:p>777 </text:p>
          </table:table-cell>
          <table:table-cell table:style-name="ce15" office:value-type="float" office:value="438" calcext:value-type="float">
            <text:p>438 </text:p>
          </table:table-cell>
          <table:table-cell table:style-name="ce15" table:formula="of:=[.G41]+[.H41]" office:value-type="float" office:value="39" calcext:value-type="float">
            <text:p>39 </text:p>
          </table:table-cell>
          <table:table-cell table:style-name="ce15" office:value-type="float" office:value="18" calcext:value-type="float">
            <text:p>18 </text:p>
          </table:table-cell>
          <table:table-cell table:style-name="ce15" office:value-type="float" office:value="21" calcext:value-type="float">
            <text:p>21 </text:p>
          </table:table-cell>
          <table:table-cell table:style-name="ce15" table:formula="of:=[.J41]+[.K41]" office:value-type="float" office:value="18" calcext:value-type="float">
            <text:p>18 </text:p>
          </table:table-cell>
          <table:table-cell table:number-columns-repeated="2" table:style-name="ce15" office:value-type="float" office:value="9" calcext:value-type="float">
            <text:p>9 </text:p>
          </table:table-cell>
          <table:table-cell table:style-name="ce15" table:formula="of:=[.M41]+[.N41]" office:value-type="float" office:value="99" calcext:value-type="float">
            <text:p>99 </text:p>
          </table:table-cell>
          <table:table-cell table:style-name="ce15" office:value-type="float" office:value="50" calcext:value-type="float">
            <text:p>50 </text:p>
          </table:table-cell>
          <table:table-cell table:style-name="ce15" office:value-type="float" office:value="49" calcext:value-type="float">
            <text:p>49 </text:p>
          </table:table-cell>
          <table:table-cell table:style-name="ce15" table:formula="of:=[.P41]+[.Q41]" office:value-type="float" office:value="255" calcext:value-type="float">
            <text:p>255 </text:p>
          </table:table-cell>
          <table:table-cell table:style-name="ce15" office:value-type="float" office:value="167" calcext:value-type="float">
            <text:p>167 </text:p>
          </table:table-cell>
          <table:table-cell table:style-name="ce15" office:value-type="float" office:value="88" calcext:value-type="float">
            <text:p>88 </text:p>
          </table:table-cell>
          <table:table-cell table:style-name="ce15" table:formula="of:=[.S41]+[.T41]" office:value-type="float" office:value="310" calcext:value-type="float">
            <text:p>310 </text:p>
          </table:table-cell>
          <table:table-cell table:style-name="ce15" office:value-type="float" office:value="197" calcext:value-type="float">
            <text:p>197 </text:p>
          </table:table-cell>
          <table:table-cell table:style-name="ce15" office:value-type="float" office:value="113" calcext:value-type="float">
            <text:p>113 </text:p>
          </table:table-cell>
          <table:table-cell table:style-name="ce15" table:formula="of:=[.V41]+[.W41]" office:value-type="float" office:value="275" calcext:value-type="float">
            <text:p>275 </text:p>
          </table:table-cell>
          <table:table-cell table:style-name="ce15" office:value-type="float" office:value="185" calcext:value-type="float">
            <text:p>185 </text:p>
          </table:table-cell>
          <table:table-cell table:style-name="ce15" office:value-type="float" office:value="90" calcext:value-type="float">
            <text:p>90 </text:p>
          </table:table-cell>
          <table:table-cell table:style-name="ce15" table:formula="of:=[.Y41]+[.Z41]" office:value-type="float" office:value="130" calcext:value-type="float">
            <text:p>130 </text:p>
          </table:table-cell>
          <table:table-cell table:style-name="ce15" office:value-type="float" office:value="94" calcext:value-type="float">
            <text:p>94 </text:p>
          </table:table-cell>
          <table:table-cell table:style-name="ce15" office:value-type="float" office:value="36" calcext:value-type="float">
            <text:p>36 </text:p>
          </table:table-cell>
          <table:table-cell table:style-name="ce15" table:formula="of:=[.AB41]+[.AC41]" office:value-type="float" office:value="89" calcext:value-type="float">
            <text:p>89 </text:p>
          </table:table-cell>
          <table:table-cell table:style-name="ce15" office:value-type="float" office:value="57" calcext:value-type="float">
            <text:p>57 </text:p>
          </table:table-cell>
          <table:table-cell table:style-name="ce15" office:value-type="float" office:value="32" calcext:value-type="float">
            <text:p>32 </text:p>
          </table:table-cell>
          <table:table-cell table:number-columns-repeated="995"/>
        </table:table-row>
        <table:table-row table:style-name="ro1">
          <table:table-cell table:style-name="ce8"/>
          <table:table-cell table:style-name="ce12" office:value-type="string" calcext:value-type="string">
            <text:p>總計 Grand Total</text:p>
          </table:table-cell>
          <table:table-cell table:style-name="ce15" table:formula="of:=[.D42]+[.E42]" office:value-type="float" office:value="9968335" calcext:value-type="float">
            <text:p>9,968,335 </text:p>
          </table:table-cell>
          <table:table-cell table:style-name="ce15" office:value-type="float" office:value="5107333" calcext:value-type="float">
            <text:p>5,107,333 </text:p>
          </table:table-cell>
          <table:table-cell table:style-name="ce15" office:value-type="float" office:value="4861002" calcext:value-type="float">
            <text:p>4,861,002 </text:p>
          </table:table-cell>
          <table:table-cell table:style-name="ce15" table:formula="of:=[.G42]+[.H42]" office:value-type="float" office:value="625207" calcext:value-type="float">
            <text:p>625,207 </text:p>
          </table:table-cell>
          <table:table-cell table:style-name="ce15" office:value-type="float" office:value="317962" calcext:value-type="float">
            <text:p>317,962 </text:p>
          </table:table-cell>
          <table:table-cell table:style-name="ce15" office:value-type="float" office:value="307245" calcext:value-type="float">
            <text:p>307,245 </text:p>
          </table:table-cell>
          <table:table-cell table:style-name="ce15" table:formula="of:=[.J42]+[.K42]" office:value-type="float" office:value="437612" calcext:value-type="float">
            <text:p>437,612 </text:p>
          </table:table-cell>
          <table:table-cell table:style-name="ce15" office:value-type="float" office:value="202955" calcext:value-type="float">
            <text:p>202,955 </text:p>
          </table:table-cell>
          <table:table-cell table:style-name="ce15" office:value-type="float" office:value="234657" calcext:value-type="float">
            <text:p>234,657 </text:p>
          </table:table-cell>
          <table:table-cell table:style-name="ce15" table:formula="of:=[.M42]+[.N42]" office:value-type="float" office:value="1381018" calcext:value-type="float">
            <text:p>1,381,018 </text:p>
          </table:table-cell>
          <table:table-cell table:style-name="ce15" office:value-type="float" office:value="557772" calcext:value-type="float">
            <text:p>557,772 </text:p>
          </table:table-cell>
          <table:table-cell table:style-name="ce15" office:value-type="float" office:value="823246" calcext:value-type="float">
            <text:p>823,246 </text:p>
          </table:table-cell>
          <table:table-cell table:style-name="ce15" table:formula="of:=[.P42]+[.Q42]" office:value-type="float" office:value="2263966" calcext:value-type="float">
            <text:p>2,263,966 </text:p>
          </table:table-cell>
          <table:table-cell table:style-name="ce15" office:value-type="float" office:value="1126245" calcext:value-type="float">
            <text:p>1,126,245 </text:p>
          </table:table-cell>
          <table:table-cell table:style-name="ce15" office:value-type="float" office:value="1137721" calcext:value-type="float">
            <text:p>1,137,721 </text:p>
          </table:table-cell>
          <table:table-cell table:style-name="ce15" table:formula="of:=[.S42]+[.T42]" office:value-type="float" office:value="2072202" calcext:value-type="float">
            <text:p>2,072,202 </text:p>
          </table:table-cell>
          <table:table-cell table:style-name="ce15" office:value-type="float" office:value="1132960" calcext:value-type="float">
            <text:p>1,132,960 </text:p>
          </table:table-cell>
          <table:table-cell table:style-name="ce15" office:value-type="float" office:value="939242" calcext:value-type="float">
            <text:p>939,242 </text:p>
          </table:table-cell>
          <table:table-cell table:style-name="ce15" table:formula="of:=[.V42]+[.W42]" office:value-type="float" office:value="1810785" calcext:value-type="float">
            <text:p>1,810,785 </text:p>
          </table:table-cell>
          <table:table-cell table:style-name="ce15" office:value-type="float" office:value="1006234" calcext:value-type="float">
            <text:p>1,006,234 </text:p>
          </table:table-cell>
          <table:table-cell table:style-name="ce15" office:value-type="float" office:value="804551" calcext:value-type="float">
            <text:p>804,551 </text:p>
          </table:table-cell>
          <table:table-cell table:style-name="ce15" table:formula="of:=[.Y42]+[.Z42]" office:value-type="float" office:value="774235" calcext:value-type="float">
            <text:p>774,235 </text:p>
          </table:table-cell>
          <table:table-cell table:style-name="ce15" office:value-type="float" office:value="428010" calcext:value-type="float">
            <text:p>428,010 </text:p>
          </table:table-cell>
          <table:table-cell table:style-name="ce15" office:value-type="float" office:value="346225" calcext:value-type="float">
            <text:p>346,225 </text:p>
          </table:table-cell>
          <table:table-cell table:style-name="ce15" table:formula="of:=[.AB42]+[.AC42]" office:value-type="float" office:value="603310" calcext:value-type="float">
            <text:p>603,310 </text:p>
          </table:table-cell>
          <table:table-cell table:style-name="ce15" office:value-type="float" office:value="335195" calcext:value-type="float">
            <text:p>335,195 </text:p>
          </table:table-cell>
          <table:table-cell table:style-name="ce15" office:value-type="float" office:value="268115" calcext:value-type="float">
            <text:p>268,115 </text:p>
          </table:table-cell>
          <table:table-cell table:number-columns-repeated="995"/>
        </table:table-row>
        <table:table-row table:style-name="ro1">
          <table:table-cell table:style-name="ce9"/>
          <table:table-cell table:style-name="ce13" office:value-type="string" calcext:value-type="string">
            <text:p>百分比<text:span text:style-name="T2">%</text:span></text:p>
          </table:table-cell>
          <table:table-cell table:style-name="ce17" table:formula="of:=[.C42]/[.$C42]*100" office:value-type="float" office:value="100" calcext:value-type="float">
            <text:p>100.00 </text:p>
          </table:table-cell>
          <table:table-cell table:style-name="ce17" table:formula="of:=[.D42]/[.$C42]*100" office:value-type="float" office:value="51.2355674242489" calcext:value-type="float">
            <text:p>51.24 </text:p>
          </table:table-cell>
          <table:table-cell table:style-name="ce17" table:formula="of:=[.E42]/[.$C42]*100" office:value-type="float" office:value="48.7644325757511" calcext:value-type="float">
            <text:p>48.76 </text:p>
          </table:table-cell>
          <table:table-cell table:style-name="ce17" table:formula="of:=[.F42]/[.$C42]*100" office:value-type="float" office:value="6.27193006655575" calcext:value-type="float">
            <text:p>6.27 </text:p>
          </table:table-cell>
          <table:table-cell table:style-name="ce17" table:formula="of:=[.G42]/[.$C42]*100" office:value-type="float" office:value="3.18972024916899" calcext:value-type="float">
            <text:p>3.19 </text:p>
          </table:table-cell>
          <table:table-cell table:style-name="ce17" table:formula="of:=[.H42]/[.$C42]*100" office:value-type="float" office:value="3.08220981738676" calcext:value-type="float">
            <text:p>3.08 </text:p>
          </table:table-cell>
          <table:table-cell table:style-name="ce17" table:formula="of:=[.I42]/[.$C42]*100" office:value-type="float" office:value="4.39002100150125" calcext:value-type="float">
            <text:p>4.39 </text:p>
          </table:table-cell>
          <table:table-cell table:style-name="ce17" table:formula="of:=[.J42]/[.$C42]*100" office:value-type="float" office:value="2.03599698445126" calcext:value-type="float">
            <text:p>2.04 </text:p>
          </table:table-cell>
          <table:table-cell table:style-name="ce17" table:formula="of:=[.K42]/[.$C42]*100" office:value-type="float" office:value="2.35402401704999" calcext:value-type="float">
            <text:p>2.35 </text:p>
          </table:table-cell>
          <table:table-cell table:style-name="ce17" table:formula="of:=[.L42]/[.$C42]*100" office:value-type="float" office:value="13.8540488456698" calcext:value-type="float">
            <text:p>13.85 </text:p>
          </table:table-cell>
          <table:table-cell table:style-name="ce17" table:formula="of:=[.M42]/[.$C42]*100" office:value-type="float" office:value="5.59543795428224" calcext:value-type="float">
            <text:p>5.60 </text:p>
          </table:table-cell>
          <table:table-cell table:style-name="ce17" table:formula="of:=[.N42]/[.$C42]*100" office:value-type="float" office:value="8.25861089138758" calcext:value-type="float">
            <text:p>8.26 </text:p>
          </table:table-cell>
          <table:table-cell table:style-name="ce17" table:formula="of:=[.O42]/[.$C42]*100" office:value-type="float" office:value="22.7115762060565" calcext:value-type="float">
            <text:p>22.71 </text:p>
          </table:table-cell>
          <table:table-cell table:style-name="ce17" table:formula="of:=[.P42]/[.$C42]*100" office:value-type="float" office:value="11.2982258320973" calcext:value-type="float">
            <text:p>11.30 </text:p>
          </table:table-cell>
          <table:table-cell table:style-name="ce17" table:formula="of:=[.Q42]/[.$C42]*100" office:value-type="float" office:value="11.4133503739591" calcext:value-type="float">
            <text:p>11.41 </text:p>
          </table:table-cell>
          <table:table-cell table:style-name="ce17" table:formula="of:=[.R42]/[.$C42]*100" office:value-type="float" office:value="20.7878447102751" calcext:value-type="float">
            <text:p>20.79 </text:p>
          </table:table-cell>
          <table:table-cell table:style-name="ce17" table:formula="of:=[.S42]/[.$C42]*100" office:value-type="float" office:value="11.3655891380055" calcext:value-type="float">
            <text:p>11.37 </text:p>
          </table:table-cell>
          <table:table-cell table:style-name="ce17" table:formula="of:=[.T42]/[.$C42]*100" office:value-type="float" office:value="9.42225557226959" calcext:value-type="float">
            <text:p>9.42 </text:p>
          </table:table-cell>
          <table:table-cell table:style-name="ce17" table:formula="of:=[.U42]/[.$C42]*100" office:value-type="float" office:value="18.165370646151" calcext:value-type="float">
            <text:p>18.17 </text:p>
          </table:table-cell>
          <table:table-cell table:style-name="ce17" table:formula="of:=[.V42]/[.$C42]*100" office:value-type="float" office:value="10.0943036123886" calcext:value-type="float">
            <text:p>10.09 </text:p>
          </table:table-cell>
          <table:table-cell table:style-name="ce17" table:formula="of:=[.W42]/[.$C42]*100" office:value-type="float" office:value="8.07106703376241" calcext:value-type="float">
            <text:p>8.07 </text:p>
          </table:table-cell>
          <table:table-cell table:style-name="ce17" table:formula="of:=[.X42]/[.$C42]*100" office:value-type="float" office:value="7.7669440282655" calcext:value-type="float">
            <text:p>7.77 </text:p>
          </table:table-cell>
          <table:table-cell table:style-name="ce17" table:formula="of:=[.Y42]/[.$C42]*100" office:value-type="float" office:value="4.2936959883471" calcext:value-type="float">
            <text:p>4.29 </text:p>
          </table:table-cell>
          <table:table-cell table:style-name="ce17" table:formula="of:=[.Z42]/[.$C42]*100" office:value-type="float" office:value="3.4732480399184" calcext:value-type="float">
            <text:p>3.47 </text:p>
          </table:table-cell>
          <table:table-cell table:style-name="ce17" table:formula="of:=[.AA42]/[.$C42]*100" office:value-type="float" office:value="6.05226449552508" calcext:value-type="float">
            <text:p>6.05 </text:p>
          </table:table-cell>
          <table:table-cell table:style-name="ce17" table:formula="of:=[.AB42]/[.$C42]*100" office:value-type="float" office:value="3.36259766550783" calcext:value-type="float">
            <text:p>3.36 </text:p>
          </table:table-cell>
          <table:table-cell table:style-name="ce17" table:formula="of:=[.AC42]/[.$C42]*100" office:value-type="float" office:value="2.68966683001725" calcext:value-type="float">
            <text:p>2.69 </text:p>
          </table:table-cell>
          <table:table-cell table:number-columns-repeated="99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外部資料_1" table:base-cell-address="$Sheet1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loext:min-decimal-places="0" number:min-integer-digits="1" number:grouping="true"/>
    </number:number-style>
    <number:number-style style:name="N116">
      <number:text>-$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</number:number-style>
    <number:number-style style:name="N118">
      <number:text>-$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0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1" loext:min-decimal-places="1" number:min-integer-digits="1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number-style style:name="N140">
      <number:number number:decimal-places="2" loext:min-decimal-places="2" number:min-integer-digits="1"/>
      <number:text> </number:text>
    </number:number-style>
    <number:number-style style:name="N141">
      <number:number number:decimal-places="0" loext:min-decimal-places="0" number:min-integer-digits="1" number:grouping="true"/>
      <number:text> </number:text>
    </number:number-style>
    <number:number-style style:name="N142">
      <number:text>$</number:text>
      <number:number number:decimal-places="2" loext:min-decimal-places="2" number:min-integer-digits="1" number:grouping="true"/>
    </number:number-style>
    <number:number-style style:name="N143">
      <number:number number:decimal-places="2" loext:min-decimal-places="2" number:min-integer-digits="1" number:grouping="true"/>
      <number:text> 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420mm" fo:page-height="297mm" style:num-format="1" style:print-orientation="landscape" fo:margin-top="10mm" fo:margin-bottom="10mm" fo:margin-left="10mm" fo:margin-right="10mm" style:first-page-number="continue" loext:scale-to-X="1" loext:scale-to-Y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CC</meta:initial-creator>
    <meta:creation-date>2000-09-20T14:55:14</meta:creation-date>
    <dc:creator>TBROC</dc:creator>
    <dc:date>2015-10-20T10:09:44</dc:date>
    <meta:print-date>2012-01-12T13:49:49</meta:print-date>
    <meta:document-statistic meta:table-count="2" meta:cell-count="1168" meta:object-count="1"/>
    <meta:generator>LibreOffice/6.0.4.2$MacOSX_X86_64 LibreOffice_project/9b0d9b32d5dcda91d2f1a96dc04c645c450872bf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cro_2(col2, col3, row1)
'    col2 = "B"
'    col3 = "C"
'    row1 = 1
    
    Range(col2 &amp; row1).Select
    c = row1
    Do
        If IsEmpty(Range(col2 &amp; c)) Then
            Range(col2 &amp; c &amp; " : " &amp; col3 &amp; c).Merge
            n = 1
        Else
            n = macro_3(col2, c)
'            MsgBox ("ok.. " &amp; n)
        End If
        c = c + n
    Loop Until (IsEmpty(Range(col2 &amp; c)) And IsEmpty(Range(col3 &amp; c)))
End Sub
Function macro_3(col1, row1)

    Dim x As Integer
    Dim y1 As Integer
    Dim y2 As Integer
    Dim v1 As String
    Dim flag1 As Boolean
    Dim s1 As String
    
'    col1 = "A"
'    row1 = 1
    s1 = col1 &amp; row1
    y1 = row1
    y2 = row1
    x = row1
    flag1 = False
    
    Range(col1 &amp; x).Select
    v1 = Range(col1 &amp; x).Value
    Do
        x = x + 1
        If IsEmpty(Range(col1 &amp; x).Value) Then
            flag1 = True
        End If
        If v1 = Range(col1 &amp; x).Value Then
            Range(col1 &amp; x).Value = Null
        Else
            y2 = x - 1
'            MsgBox (y2 &amp; " " &amp; y1)
            If y2 &gt; y1 Then
            Range(col1 &amp; y1 &amp; " : " &amp; col1 &amp; y2).Select
                With Selection
                    .HorizontalAlignment = xlGeneral
                    .VerticalAlignment = xlCenter
                    .WrapText = False
                    .Orientation = xlVertical
                    .AddIndent = False
                    .ShrinkToFit = False
                    .MergeCells = True
                End With
            End If
            y1 = x
            v1 = Range(col1 &amp; x).Value
        End If
    Loop Until flag1
    macro_3 = y2 - row1 + 1
End Function

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Macro1()
'
' Macro1 巨集表
' LCC 在 2001/3/7 錄製的巨集
'
' 快速鍵: Ctrl+a
'
    Cells.Select
    ActiveWorkbook.PublishObjects.Add(xlSourceSheet, _
        "C:\觀光局\月表HTML\月表22(X年X月中華民國國民出國搭乘交通工具及出境港口分析).htm", "Sheet3", "", xlHtmlStatic _
        , "月表22(X年X月中華民國國民出國搭乘交通工具及出境港口分析)_15046", "").Publish (True)
    ChDir "C:\觀光局\月表HTML"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Private Sub Workbook_Open()
    Sheets("sheet1").Select
    Range("A1").Value = Screen.ActiveForm![年度]
    Range("A2").Value = Screen.ActiveForm![年度c]
    Range("A7").Value = Screen.ActiveForm![年度d]
    Range("A3").Value = Screen.ActiveForm![月份(起)]
    Range("A4").Value = Screen.ActiveForm![月份d]
    Range("A5").Value = Screen.ActiveForm![月份(迄)]
    Range("A6").Value = Screen.ActiveForm![月份f]
    Sheets("Sheet3").Select
    Range("A4").Select
'    MsgBox ("start input data")
    Selection.QueryTable.Refresh BackgroundQuery:=False
'    MsgBox ("end input data")
    Call macro_3("A", 4)
'    MsgBox ("2nd step ok")
    Call macro_2("B", "C", 4)
End Sub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Sheet1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